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3311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2" table:number-columns-repeated="6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2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4" table:default-cell-style-name="ce9"/>
        <table:table-column table:style-name="co7" table:number-columns-repeated="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0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8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28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8" table:number-columns-repeated="3"/>
          <table:table-cell table:style-name="ce97"/>
          <table:table-cell table:style-name="ce35"/>
          <table:table-cell table:style-name="ce28" table:number-columns-repeated="3"/>
          <table:table-cell table:style-name="ce72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2" office:value-type="string" calcext:value-type="string">
            <text:p>Bert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59" office:value-type="string" calcext:value-type="string" table:number-columns-spanned="2" table:number-rows-spanned="1">
            <text:p>F1</text:p>
          </table:table-cell>
          <table:covered-table-cell table:style-name="ce51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28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8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28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77" table:number-columns-spanned="2" table:number-rows-spanned="1"/>
          <table:covered-table-cell table:style-name="ce14"/>
          <table:table-cell table:style-name="ce28"/>
          <table:table-cell table:style-name="ce44" table:formula="of:=IF([.A2]&lt;&gt;&quot;&quot;; [.A2]; &quot;&quot;)" office:value-type="string" office:string-value="Bert" calcext:value-type="string">
            <text:p>Bert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number-columns-repeated="2" table:style-name="ce14"/>
          <table:table-cell table:style-name="ce59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73" office:value-type="string" calcext:value-type="string">
            <text:p>Type</text:p>
          </table:table-cell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5" office:value-type="string" calcext:value-type="string">
            <text:p>modelsize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57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16" office:value-type="string" calcext:value-type="string">
            <text:p>μ</text:p>
          </table:table-cell>
          <table:table-cell table:style-name="ce116" office:value-type="string" calcext:value-type="string">
            <text:p>σ</text:p>
          </table:table-cell>
          <table:table-cell table:style-name="ce104"/>
          <table:table-cell table:style-name="ce116"/>
          <table:table-cell table:style-name="ce28"/>
          <table:table-cell table:style-name="ce44" table:formula="of:=IF([.A3]&lt;&gt;&quot;&quot;; [.A3]; &quot;&quot;)" office:value-type="string" office:string-value="modelsize" calcext:value-type="string">
            <text:p>modelsize</text:p>
          </table:table-cell>
          <table:table-cell table:style-name="ce14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F1</text:p>
          </table:table-cell>
          <table:table-cell table:style-name="ce35"/>
          <table:table-cell table:style-name="ce59" office:value-type="string" calcext:value-type="string">
            <text:p>F1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</text:p>
          </table:table-cell>
          <table:table-cell table:style-name="ce119" office:value-type="string" calcext:value-type="string">
            <text:p>F1</text:p>
          </table:table-cell>
          <table:table-cell table:style-name="ce119"/>
          <table:table-cell table:style-name="ce14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105"/>
          <table:table-cell table:style-name="ce106"/>
          <table:table-cell table:style-name="ce5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 table:number-columns-repeated="4"/>
          <table:table-cell table:style-name="ce93"/>
          <table:table-cell table:style-name="ce52" table:number-columns-repeated="2"/>
          <table:table-cell table:style-name="ce93"/>
          <table:table-cell table:style-name="ce122"/>
          <table:table-cell table:style-name="ce28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94"/>
          <table:table-cell table:style-name="ce107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55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: </text:span>TempEval</text:p>
          </table:table-cell>
          <table:table-cell table:style-name="ce95" office:value-type="float" office:value="92.0531901469336" calcext:value-type="float">
            <text:p>92.05</text:p>
          </table:table-cell>
          <table:table-cell table:style-name="ce108" office:value-type="float" office:value="1.03321732136604" calcext:value-type="float">
            <text:p>1.03</text:p>
          </table:table-cell>
          <table:table-cell table:style-name="ce95" office:value-type="float" office:value="91.4638764242139" calcext:value-type="float">
            <text:p>91.46</text:p>
          </table:table-cell>
          <table:table-cell table:style-name="ce108" office:value-type="float" office:value="0.83996039482614" calcext:value-type="float">
            <text:p>0.84</text:p>
          </table:table-cell>
          <table:table-cell table:style-name="ce115" office:value-type="float" office:value="92.6761708989552" calcext:value-type="float">
            <text:p>92.68</text:p>
          </table:table-cell>
          <table:table-cell table:style-name="ce115" office:value-type="float" office:value="1.93347855713598" calcext:value-type="float">
            <text:p>1.93</text:p>
          </table:table-cell>
          <table:table-cell table:style-name="ce95" office:value-type="float" office:value="89.4200255973288" calcext:value-type="float">
            <text:p>89.42</text:p>
          </table:table-cell>
          <table:table-cell table:style-name="ce108" office:value-type="float" office:value="1.30493616260802" calcext:value-type="float">
            <text:p>1.30</text:p>
          </table:table-cell>
          <table:table-cell table:style-name="ce55"/>
          <table:table-cell table:style-name="ce95" office:value-type="float" office:value="96.8737663300513" calcext:value-type="float">
            <text:p>96.87</text:p>
          </table:table-cell>
          <table:table-cell table:style-name="ce108" office:value-type="float" office:value="0.594369887842553" calcext:value-type="float">
            <text:p>0.59</text:p>
          </table:table-cell>
          <table:table-cell table:style-name="ce95" office:value-type="float" office:value="96.259297301123" calcext:value-type="float">
            <text:p>96.26</text:p>
          </table:table-cell>
          <table:table-cell table:style-name="ce108" office:value-type="float" office:value="1.03224984299179" calcext:value-type="float">
            <text:p>1.03</text:p>
          </table:table-cell>
          <table:table-cell table:style-name="ce95" office:value-type="float" office:value="97.5237922258931" calcext:value-type="float">
            <text:p>97.52</text:p>
          </table:table-cell>
          <table:table-cell table:style-name="ce108" office:value-type="float" office:value="1.50314749035792" calcext:value-type="float">
            <text:p>1.50</text:p>
          </table:table-cell>
          <table:table-cell table:style-name="ce115" office:value-type="float" office:value="93.6970428534031" calcext:value-type="float">
            <text:p>93.70</text:p>
          </table:table-cell>
          <table:table-cell table:style-name="ce108" office:value-type="float" office:value="1.36112265082586" calcext:value-type="float">
            <text:p>1.36</text:p>
          </table:table-cell>
          <table:table-cell table:style-name="ce115"/>
          <table:table-cell table:style-name="ce117"/>
          <table:table-cell table:style-name="ce28"/>
          <table:table-cell table:style-name="ce44" table:formula="of:=IF([.A6]&lt;&gt;&quot;&quot;; [.A6]; &quot;&quot;)" office:value-type="string" office:string-value="large: TempEval" calcext:value-type="string">
            <text:p>larg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05_{\pm 1.03}$ " calcext:value-type="string">
            <text:p><text:s/>$92.05_{\pm 1.03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46_{\pm 0.84}$ " calcext:value-type="string">
            <text:p><text:s/>$91.46_{\pm 0.84}$ </text:p>
          </table:table-cell>
          <table:table-cell table:style-name="ce67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8_{\pm 1.93}$ " calcext:value-type="string">
            <text:p><text:s/>$92.68_{\pm 1.93}$ </text:p>
          </table:table-cell>
          <table:table-cell table:style-name="ce67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42_{\pm 1.30}$ " calcext:value-type="string">
            <text:p><text:s/>$89.42_{\pm 1.30}$ </text:p>
          </table:table-cell>
          <table:table-cell table:style-name="ce70"/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87_{\pm 0.59}$ " calcext:value-type="string">
            <text:p><text:s/>$96.87_{\pm 0.59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26_{\pm 1.03}$ " calcext:value-type="string">
            <text:p><text:s/>$96.26_{\pm 1.03}$ </text:p>
          </table:table-cell>
          <table:table-cell table:style-name="ce67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52_{\pm 1.50}$ " calcext:value-type="string">
            <text:p><text:s/>$97.52_{\pm 1.50}$ </text:p>
          </table:table-cell>
          <table:table-cell table:style-name="ce10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70_{\pm 1.36}$ " calcext:value-type="string">
            <text:p><text:s/>$93.70_{\pm 1.3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: </text:span>TempEval</text:p>
          </table:table-cell>
          <table:table-cell table:style-name="ce95" office:value-type="float" office:value="91.7134788770729" calcext:value-type="float">
            <text:p>91.71</text:p>
          </table:table-cell>
          <table:table-cell table:style-name="ce31" office:value-type="float" office:value="1.66275914045183" calcext:value-type="float">
            <text:p>1.66</text:p>
          </table:table-cell>
          <table:table-cell table:style-name="ce95" office:value-type="float" office:value="90.8846613355974" calcext:value-type="float">
            <text:p>90.88</text:p>
          </table:table-cell>
          <table:table-cell table:style-name="ce31" office:value-type="float" office:value="2.11829212862164" calcext:value-type="float">
            <text:p>2.12</text:p>
          </table:table-cell>
          <table:table-cell table:style-name="ce95" office:value-type="float" office:value="92.5795600322147" calcext:value-type="float">
            <text:p>92.58</text:p>
          </table:table-cell>
          <table:table-cell table:style-name="ce108" office:value-type="float" office:value="1.70593379150668" calcext:value-type="float">
            <text:p>1.71</text:p>
          </table:table-cell>
          <table:table-cell table:style-name="ce95" office:value-type="float" office:value="89.3352572661586" calcext:value-type="float">
            <text:p>89.34</text:p>
          </table:table-cell>
          <table:table-cell table:style-name="ce108" office:value-type="float" office:value="1.99438550145622" calcext:value-type="float">
            <text:p>1.99</text:p>
          </table:table-cell>
          <table:table-cell table:style-name="ce108"/>
          <table:table-cell table:style-name="ce31" office:value-type="float" office:value="96.9087694761889" calcext:value-type="float">
            <text:p>96.91</text:p>
          </table:table-cell>
          <table:table-cell table:style-name="ce108" office:value-type="float" office:value="0.60993815341187" calcext:value-type="float">
            <text:p>0.61</text:p>
          </table:table-cell>
          <table:table-cell table:style-name="ce31" office:value-type="float" office:value="96.0307221824291" calcext:value-type="float">
            <text:p>96.03</text:p>
          </table:table-cell>
          <table:table-cell table:style-name="ce108" office:value-type="float" office:value="1.39090838680212" calcext:value-type="float">
            <text:p>1.39</text:p>
          </table:table-cell>
          <table:table-cell table:style-name="ce95" office:value-type="float" office:value="97.8264686987815" calcext:value-type="float">
            <text:p>97.83</text:p>
          </table:table-cell>
          <table:table-cell table:style-name="ce108" office:value-type="float" office:value="0.99426938023557" calcext:value-type="float">
            <text:p>0.99</text:p>
          </table:table-cell>
          <table:table-cell table:style-name="ce95" office:value-type="float" office:value="93.8299180562039" calcext:value-type="float">
            <text:p>93.83</text:p>
          </table:table-cell>
          <table:table-cell table:style-name="ce75" office:value-type="float" office:value="1.71896208739081" calcext:value-type="float">
            <text:p>1.72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base: TempEval" calcext:value-type="string">
            <text:p>base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71_{\pm 1.66}$ " calcext:value-type="string">
            <text:p><text:s/>$91.71_{\pm 1.66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0.88_{\pm 2.12}$ " calcext:value-type="string">
            <text:p><text:s/>$90.88_{\pm 2.12}$ </text:p>
          </table:table-cell>
          <table:table-cell table:style-name="ce67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58_{\pm 1.71}$ " calcext:value-type="string">
            <text:p><text:s/>$92.58_{\pm 1.71}$ </text:p>
          </table:table-cell>
          <table:table-cell table:style-name="ce67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89.34_{\pm 1.99}$ " calcext:value-type="string">
            <text:p><text:s/>$89.34_{\pm 1.99}$ </text:p>
          </table:table-cell>
          <table:table-cell table:style-name="ce70"/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91_{\pm 0.61}$ " calcext:value-type="string">
            <text:p><text:s/>$96.91_{\pm 0.61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03_{\pm 1.39}$ " calcext:value-type="string">
            <text:p><text:s/>$96.03_{\pm 1.39}$ </text:p>
          </table:table-cell>
          <table:table-cell table:style-name="ce67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7.83_{\pm 0.99}$ " calcext:value-type="string">
            <text:p><text:s/>$97.83_{\pm 0.99}$ </text:p>
          </table:table-cell>
          <table:table-cell table:style-name="ce10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3.83_{\pm 1.72}$ " calcext:value-type="string">
            <text:p><text:s/>$93.83_{\pm 1.7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0.3397112698607" calcext:value-type="float">
            <text:p>0.34</text:p>
          </table:table-cell>
          <table:table-cell table:style-name="ce26" table:formula="of:=IF(OR(ISBLANK([.C6]); ISBLANK([.C7])); &quot;&quot;; ([.C6] - [.C7]))" office:value-type="float" office:value="-0.62954181908579" calcext:value-type="float">
            <text:p>-0.63</text:p>
          </table:table-cell>
          <table:table-cell table:style-name="ce20" table:formula="of:=IF(OR(ISBLANK([.D6]); ISBLANK([.D7])); &quot;&quot;; ([.D6] - [.D7]))" office:value-type="float" office:value="0.579215088616493" calcext:value-type="float">
            <text:p>0.58</text:p>
          </table:table-cell>
          <table:table-cell table:style-name="ce26" table:formula="of:=IF(OR(ISBLANK([.E6]); ISBLANK([.E7])); &quot;&quot;; ([.E6] - [.E7]))" office:value-type="float" office:value="-1.2783317337955" calcext:value-type="float">
            <text:p>-1.28</text:p>
          </table:table-cell>
          <table:table-cell table:style-name="ce20" table:formula="of:=IF(OR(ISBLANK([.F6]); ISBLANK([.F7])); &quot;&quot;; ([.F6] - [.F7]))" office:value-type="float" office:value="0.0966108667405052" calcext:value-type="float">
            <text:p>0.10</text:p>
          </table:table-cell>
          <table:table-cell table:style-name="ce26" table:formula="of:=IF(OR(ISBLANK([.G6]); ISBLANK([.G7])); &quot;&quot;; ([.G6] - [.G7]))" office:value-type="float" office:value="0.2275447656293" calcext:value-type="float">
            <text:p>0.23</text:p>
          </table:table-cell>
          <table:table-cell table:style-name="ce20" table:formula="of:=IF(OR(ISBLANK([.H6]); ISBLANK([.H7])); &quot;&quot;; ([.H6] - [.H7]))" office:value-type="float" office:value="0.0847683311701957" calcext:value-type="float">
            <text:p>0.08</text:p>
          </table:table-cell>
          <table:table-cell table:style-name="ce26" table:formula="of:=IF(OR(ISBLANK([.I6]); ISBLANK([.I7])); &quot;&quot;; ([.I6] - [.I7]))" office:value-type="float" office:value="-0.6894493388482" calcext:value-type="float">
            <text:p>-0.69</text:p>
          </table:table-cell>
          <table:table-cell table:style-name="ce42"/>
          <table:table-cell table:style-name="ce20" table:formula="of:=IF(OR(ISBLANK([.K6]); ISBLANK([.K7])); &quot;&quot;; ([.K6] - [.K7]))" office:value-type="float" office:value="-0.0350031461375977" calcext:value-type="float">
            <text:p>-0.04</text:p>
          </table:table-cell>
          <table:table-cell table:style-name="ce26" table:formula="of:=IF(OR(ISBLANK([.L6]); ISBLANK([.L7])); &quot;&quot;; ([.L6] - [.L7]))" office:value-type="float" office:value="-0.015568265569317" calcext:value-type="float">
            <text:p>-0.02</text:p>
          </table:table-cell>
          <table:table-cell table:style-name="ce20" table:formula="of:=IF(OR(ISBLANK([.M6]); ISBLANK([.M7])); &quot;&quot;; ([.M6] - [.M7]))" office:value-type="float" office:value="0.228575118693897" calcext:value-type="float">
            <text:p>0.23</text:p>
          </table:table-cell>
          <table:table-cell table:style-name="ce26" table:formula="of:=IF(OR(ISBLANK([.N6]); ISBLANK([.N7])); &quot;&quot;; ([.N6] - [.N7]))" office:value-type="float" office:value="-0.35865854381033" calcext:value-type="float">
            <text:p>-0.36</text:p>
          </table:table-cell>
          <table:table-cell table:style-name="ce20" table:formula="of:=IF(OR(ISBLANK([.O6]); ISBLANK([.O7])); &quot;&quot;; ([.O6] - [.O7]))" office:value-type="float" office:value="-0.302676472888393" calcext:value-type="float">
            <text:p>-0.30</text:p>
          </table:table-cell>
          <table:table-cell table:style-name="ce26" table:formula="of:=IF(OR(ISBLANK([.P6]); ISBLANK([.P7])); &quot;&quot;; ([.P6] - [.P7]))" office:value-type="float" office:value="0.50887811012235" calcext:value-type="float">
            <text:p>0.51</text:p>
          </table:table-cell>
          <table:table-cell table:style-name="ce20" table:formula="of:=IF(OR(ISBLANK([.Q6]); ISBLANK([.Q7])); &quot;&quot;; ([.Q6] - [.Q7]))" office:value-type="float" office:value="-0.13287520280079" calcext:value-type="float">
            <text:p>-0.13</text:p>
          </table:table-cell>
          <table:table-cell table:style-name="ce26" table:formula="of:=IF(OR(ISBLANK([.R6]); ISBLANK([.R7])); &quot;&quot;; ([.R6] - [.R7]))" office:value-type="float" office:value="-0.35783943656495" calcext:value-type="float">
            <text:p>-0.36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0.34_{\delta \hspace{1px} -0.63}$ " calcext:value-type="string">
            <text:p><text:s/>$0.34_{\delta \hspace{1px} -0.63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0.58_{\delta \hspace{1px} -1.28}$ " calcext:value-type="string">
            <text:p><text:s/>$0.58_{\delta \hspace{1px} -1.28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0.10_{\delta \hspace{1px} 0.23}$ " calcext:value-type="string">
            <text:p><text:s/>$0.10_{\delta \hspace{1px} 0.23}$ </text:p>
          </table:table-cell>
          <table:table-cell table:style-name="ce61" table:formula="of:=IF(AND([.H8]&lt;&gt;&quot;&quot;; [.I8]&lt;&gt;&quot;&quot;); &quot; $&quot; &amp; TEXT([.H8]; &quot;0.00&quot;) &amp; &quot;_{\delta \hspace{1px} &quot; &amp; TEXT([.I8]; &quot;0.00&quot;) &amp; &quot;}$ &quot;; &quot;&quot;)" office:value-type="string" office:string-value=" $0.08_{\delta \hspace{1px} -0.69}$ " calcext:value-type="string">
            <text:p><text:s/>$0.08_{\delta \hspace{1px} -0.69}$ </text:p>
          </table:table-cell>
          <table:table-cell table:style-name="ce76"/>
          <table:table-cell table:style-name="ce66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-0.04_{\delta \hspace{1px} -0.02}$ " calcext:value-type="string">
            <text:p><text:s/>$-0.04_{\delta \hspace{1px} -0.02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0.23_{\delta \hspace{1px} -0.36}$ " calcext:value-type="string">
            <text:p><text:s/>$0.23_{\delta \hspace{1px} -0.36}$ </text:p>
          </table:table-cell>
          <table:table-cell table:style-name="ce66" table:formula="of:=IF(AND([.O8]&lt;&gt;&quot;&quot;; [.P8]&lt;&gt;&quot;&quot;); &quot; $&quot; &amp; TEXT([.O8]; &quot;0.00&quot;) &amp; &quot;_{\delta \hspace{1px} &quot; &amp; TEXT([.P8]; &quot;0.00&quot;) &amp; &quot;}$ &quot;; &quot;&quot;)" office:value-type="string" office:string-value=" $-0.30_{\delta \hspace{1px} 0.51}$ " calcext:value-type="string">
            <text:p><text:s/>$-0.30_{\delta \hspace{1px} 0.51}$ </text:p>
          </table:table-cell>
          <table:table-cell table:style-name="ce120" table:formula="of:=IF(AND([.Q8]&lt;&gt;&quot;&quot;; [.R8]&lt;&gt;&quot;&quot;); &quot; $&quot; &amp; TEXT([.Q8]; &quot;0.00&quot;) &amp; &quot;_{\delta \hspace{1px} &quot; &amp; TEXT([.R8]; &quot;0.00&quot;) &amp; &quot;}$ &quot;; &quot;&quot;)" office:value-type="string" office:string-value=" $-0.13_{\delta \hspace{1px} -0.36}$ " calcext:value-type="string">
            <text:p><text:s/>$-0.13_{\delta \hspace{1px} -0.3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7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67" table:formula="of:=IF(AND([.H9]&lt;&gt;&quot;&quot;; [.I9]&lt;&gt;&quot;&quot;); &quot; $&quot; &amp; TEXT([.H9]; &quot;0.00&quot;) &amp; &quot;_{\pm &quot; &amp; TEXT([.I9]; &quot;0.00&quot;) &amp; &quot;}$ &quot;; &quot;&quot;)">
            <text:p/>
          </table:table-cell>
          <table:table-cell table:style-name="ce70"/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67" table:formula="of:=IF(AND([.O9]&lt;&gt;&quot;&quot;; [.P9]&lt;&gt;&quot;&quot;); &quot; $&quot; &amp; TEXT([.O9]; &quot;0.00&quot;) &amp; &quot;_{\pm &quot; &amp; TEXT([.P9]; &quot;0.00&quot;) &amp; &quot;}$ &quot;; &quot;&quot;)">
            <text:p/>
          </table:table-cell>
          <table:table-cell table:style-name="ce100" table:formula="of:=IF(AND([.Q9]&lt;&gt;&quot;&quot;; [.R9]&lt;&gt;&quot;&quot;); &quot; $&quot; &amp; TEXT([.Q9]; &quot;0.00&quot;) &amp; &quot;_{\pm &quot; &amp; TEXT([.R9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large</text:span>: TimeBank</text:p>
          </table:table-cell>
          <table:table-cell table:style-name="ce95" office:value-type="float" office:value="94.5915013035972" calcext:value-type="float">
            <text:p>94.59</text:p>
          </table:table-cell>
          <table:table-cell table:style-name="ce108" office:value-type="float" office:value="1.91877755068366" calcext:value-type="float">
            <text:p>1.92</text:p>
          </table:table-cell>
          <table:table-cell table:style-name="ce95" office:value-type="float" office:value="93.9065005130967" calcext:value-type="float">
            <text:p>93.91</text:p>
          </table:table-cell>
          <table:table-cell table:style-name="ce108" office:value-type="float" office:value="2.34843620631788" calcext:value-type="float">
            <text:p>2.35</text:p>
          </table:table-cell>
          <table:table-cell table:style-name="ce115" office:value-type="float" office:value="95.2981678007383" calcext:value-type="float">
            <text:p>95.30</text:p>
          </table:table-cell>
          <table:table-cell table:style-name="ce115" office:value-type="float" office:value="1.69244326361883" calcext:value-type="float">
            <text:p>1.69</text:p>
          </table:table-cell>
          <table:table-cell table:style-name="ce95" office:value-type="float" office:value="93.2179739331456" calcext:value-type="float">
            <text:p>93.22</text:p>
          </table:table-cell>
          <table:table-cell table:style-name="ce108" office:value-type="float" office:value="1.77254886213391" calcext:value-type="float">
            <text:p>1.77</text:p>
          </table:table-cell>
          <table:table-cell table:style-name="ce55"/>
          <table:table-cell table:style-name="ce95" office:value-type="float" office:value="97.8166753737391" calcext:value-type="float">
            <text:p>97.82</text:p>
          </table:table-cell>
          <table:table-cell table:style-name="ce108" office:value-type="float" office:value="0.992380402904192" calcext:value-type="float">
            <text:p>0.99</text:p>
          </table:table-cell>
          <table:table-cell table:style-name="ce95" office:value-type="float" office:value="97.1056880573294" calcext:value-type="float">
            <text:p>97.11</text:p>
          </table:table-cell>
          <table:table-cell table:style-name="ce108" office:value-type="float" office:value="1.57171190367225" calcext:value-type="float">
            <text:p>1.57</text:p>
          </table:table-cell>
          <table:table-cell table:style-name="ce95" office:value-type="float" office:value="98.5501553564376" calcext:value-type="float">
            <text:p>98.55</text:p>
          </table:table-cell>
          <table:table-cell table:style-name="ce108" office:value-type="float" office:value="0.781835456787378" calcext:value-type="float">
            <text:p>0.78</text:p>
          </table:table-cell>
          <table:table-cell table:style-name="ce115" office:value-type="float" office:value="96.0740051121803" calcext:value-type="float">
            <text:p>96.07</text:p>
          </table:table-cell>
          <table:table-cell table:style-name="ce108" office:value-type="float" office:value="0.989863296867146" calcext:value-type="float">
            <text:p>0.99</text:p>
          </table:table-cell>
          <table:table-cell table:style-name="ce25" table:number-columns-repeated="2"/>
          <table:table-cell table:style-name="ce28"/>
          <table:table-cell table:style-name="ce44" table:formula="of:=IF([.A10]&lt;&gt;&quot;&quot;; [.A10]; &quot;&quot;)" office:value-type="string" office:string-value="large: TimeBank" calcext:value-type="string">
            <text:p>larg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59_{\pm 1.92}$ " calcext:value-type="string">
            <text:p><text:s/>$94.59_{\pm 1.92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91_{\pm 2.35}$ " calcext:value-type="string">
            <text:p><text:s/>$93.91_{\pm 2.35}$ </text:p>
          </table:table-cell>
          <table:table-cell table:style-name="ce67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30_{\pm 1.69}$ " calcext:value-type="string">
            <text:p><text:s/>$95.30_{\pm 1.69}$ </text:p>
          </table:table-cell>
          <table:table-cell table:style-name="ce67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3.22_{\pm 1.77}$ " calcext:value-type="string">
            <text:p><text:s/>$93.22_{\pm 1.77}$ </text:p>
          </table:table-cell>
          <table:table-cell table:style-name="ce70"/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82_{\pm 0.99}$ " calcext:value-type="string">
            <text:p><text:s/>$97.82_{\pm 0.99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7.11_{\pm 1.57}$ " calcext:value-type="string">
            <text:p><text:s/>$97.11_{\pm 1.57}$ </text:p>
          </table:table-cell>
          <table:table-cell table:style-name="ce67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98.55_{\pm 0.78}$ " calcext:value-type="string">
            <text:p><text:s/>$98.55_{\pm 0.78}$ </text:p>
          </table:table-cell>
          <table:table-cell table:style-name="ce10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96.07_{\pm 0.99}$ " calcext:value-type="string">
            <text:p><text:s/>$96.07_{\pm 0.99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base</text:span>: TimeBank</text:p>
          </table:table-cell>
          <table:table-cell table:style-name="ce95" office:value-type="float" office:value="94.6709707005568" calcext:value-type="float">
            <text:p>94.67</text:p>
          </table:table-cell>
          <table:table-cell table:style-name="ce31" office:value-type="float" office:value="2.03931642151981" calcext:value-type="float">
            <text:p>2.04</text:p>
          </table:table-cell>
          <table:table-cell table:style-name="ce95" office:value-type="float" office:value="94.0235651271439" calcext:value-type="float">
            <text:p>94.02</text:p>
          </table:table-cell>
          <table:table-cell table:style-name="ce31" office:value-type="float" office:value="2.56033324868584" calcext:value-type="float">
            <text:p>2.56</text:p>
          </table:table-cell>
          <table:table-cell table:style-name="ce95" office:value-type="float" office:value="95.3374338212226" calcext:value-type="float">
            <text:p>95.34</text:p>
          </table:table-cell>
          <table:table-cell table:style-name="ce108" office:value-type="float" office:value="1.61319740291618" calcext:value-type="float">
            <text:p>1.61</text:p>
          </table:table-cell>
          <table:table-cell table:style-name="ce95" office:value-type="float" office:value="93.3101923224285" calcext:value-type="float">
            <text:p>93.31</text:p>
          </table:table-cell>
          <table:table-cell table:style-name="ce108" office:value-type="float" office:value="2.15371334599638" calcext:value-type="float">
            <text:p>2.15</text:p>
          </table:table-cell>
          <table:table-cell table:style-name="ce108"/>
          <table:table-cell table:style-name="ce31" office:value-type="float" office:value="97.9380101528323" calcext:value-type="float">
            <text:p>97.94</text:p>
          </table:table-cell>
          <table:table-cell table:style-name="ce108" office:value-type="float" office:value="0.835133964240508" calcext:value-type="float">
            <text:p>0.84</text:p>
          </table:table-cell>
          <table:table-cell table:style-name="ce31" office:value-type="float" office:value="97.2599723883316" calcext:value-type="float">
            <text:p>97.26</text:p>
          </table:table-cell>
          <table:table-cell table:style-name="ce108" office:value-type="float" office:value="1.30918262384829" calcext:value-type="float">
            <text:p>1.31</text:p>
          </table:table-cell>
          <table:table-cell table:style-name="ce95" office:value-type="float" office:value="98.6360666288409" calcext:value-type="float">
            <text:p>98.64</text:p>
          </table:table-cell>
          <table:table-cell table:style-name="ce108" office:value-type="float" office:value="0.820042827801849" calcext:value-type="float">
            <text:p>0.82</text:p>
          </table:table-cell>
          <table:table-cell table:style-name="ce95" office:value-type="float" office:value="96.3125955263562" calcext:value-type="float">
            <text:p>96.31</text:p>
          </table:table-cell>
          <table:table-cell table:style-name="ce108" office:value-type="float" office:value="1.49467183570255" calcext:value-type="float">
            <text:p>1.49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base: TimeBank" calcext:value-type="string">
            <text:p>base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67_{\pm 2.04}$ " calcext:value-type="string">
            <text:p><text:s/>$94.67_{\pm 2.04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.02_{\pm 2.56}$ " calcext:value-type="string">
            <text:p><text:s/>$94.02_{\pm 2.56}$ </text:p>
          </table:table-cell>
          <table:table-cell table:style-name="ce67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34_{\pm 1.61}$ " calcext:value-type="string">
            <text:p><text:s/>$95.34_{\pm 1.61}$ </text:p>
          </table:table-cell>
          <table:table-cell table:style-name="ce67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3.31_{\pm 2.15}$ " calcext:value-type="string">
            <text:p><text:s/>$93.31_{\pm 2.15}$ </text:p>
          </table:table-cell>
          <table:table-cell table:style-name="ce70"/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94_{\pm 0.84}$ " calcext:value-type="string">
            <text:p><text:s/>$97.94_{\pm 0.84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7.26_{\pm 1.31}$ " calcext:value-type="string">
            <text:p><text:s/>$97.26_{\pm 1.31}$ </text:p>
          </table:table-cell>
          <table:table-cell table:style-name="ce67" table:formula="of:=IF(AND([.O11]&lt;&gt;&quot;&quot;; [.P11]&lt;&gt;&quot;&quot;); &quot; $&quot; &amp; TEXT([.O11]; &quot;0.00&quot;) &amp; &quot;_{\pm &quot; &amp; TEXT([.P11]; &quot;0.00&quot;) &amp; &quot;}$ &quot;; &quot;&quot;)" office:value-type="string" office:string-value=" $98.64_{\pm 0.82}$ " calcext:value-type="string">
            <text:p><text:s/>$98.64_{\pm 0.82}$ </text:p>
          </table:table-cell>
          <table:table-cell table:style-name="ce100" table:formula="of:=IF(AND([.Q11]&lt;&gt;&quot;&quot;; [.R11]&lt;&gt;&quot;&quot;); &quot; $&quot; &amp; TEXT([.Q11]; &quot;0.00&quot;) &amp; &quot;_{\pm &quot; &amp; TEXT([.R11]; &quot;0.00&quot;) &amp; &quot;}$ &quot;; &quot;&quot;)" office:value-type="string" office:string-value=" $96.31_{\pm 1.49}$ " calcext:value-type="string">
            <text:p><text:s/>$96.31_{\pm 1.49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-0.0794693969595954" calcext:value-type="float">
            <text:p>-0.08</text:p>
          </table:table-cell>
          <table:table-cell table:style-name="ce26" table:formula="of:=IF(OR(ISBLANK([.C10]); ISBLANK([.C11])); &quot;&quot;; ([.C10] - [.C11]))" office:value-type="float" office:value="-0.12053887083615" calcext:value-type="float">
            <text:p>-0.12</text:p>
          </table:table-cell>
          <table:table-cell table:style-name="ce20" table:formula="of:=IF(OR(ISBLANK([.D10]); ISBLANK([.D11])); &quot;&quot;; ([.D10] - [.D11]))" office:value-type="float" office:value="-0.117064614047194" calcext:value-type="float">
            <text:p>-0.12</text:p>
          </table:table-cell>
          <table:table-cell table:style-name="ce26" table:formula="of:=IF(OR(ISBLANK([.E10]); ISBLANK([.E11])); &quot;&quot;; ([.E10] - [.E11]))" office:value-type="float" office:value="-0.21189704236796" calcext:value-type="float">
            <text:p>-0.21</text:p>
          </table:table-cell>
          <table:table-cell table:style-name="ce20" table:formula="of:=IF(OR(ISBLANK([.F10]); ISBLANK([.F11])); &quot;&quot;; ([.F10] - [.F11]))" office:value-type="float" office:value="-0.0392660204843054" calcext:value-type="float">
            <text:p>-0.04</text:p>
          </table:table-cell>
          <table:table-cell table:style-name="ce26" table:formula="of:=IF(OR(ISBLANK([.G10]); ISBLANK([.G11])); &quot;&quot;; ([.G10] - [.G11]))" office:value-type="float" office:value="0.0792458607026501" calcext:value-type="float">
            <text:p>0.08</text:p>
          </table:table-cell>
          <table:table-cell table:style-name="ce20" table:formula="of:=IF(OR(ISBLANK([.H10]); ISBLANK([.H11])); &quot;&quot;; ([.H10] - [.H11]))" office:value-type="float" office:value="-0.0922183892829054" calcext:value-type="float">
            <text:p>-0.09</text:p>
          </table:table-cell>
          <table:table-cell table:style-name="ce26" table:formula="of:=IF(OR(ISBLANK([.I10]); ISBLANK([.I11])); &quot;&quot;; ([.I10] - [.I11]))" office:value-type="float" office:value="-0.38116448386247" calcext:value-type="float">
            <text:p>-0.38</text:p>
          </table:table-cell>
          <table:table-cell table:style-name="ce42"/>
          <table:table-cell table:style-name="ce20" table:formula="of:=IF(OR(ISBLANK([.K10]); ISBLANK([.K11])); &quot;&quot;; ([.K10] - [.K11]))" office:value-type="float" office:value="-0.121334779093203" calcext:value-type="float">
            <text:p>-0.12</text:p>
          </table:table-cell>
          <table:table-cell table:style-name="ce26" table:formula="of:=IF(OR(ISBLANK([.L10]); ISBLANK([.L11])); &quot;&quot;; ([.L10] - [.L11]))" office:value-type="float" office:value="0.157246438663684" calcext:value-type="float">
            <text:p>0.16</text:p>
          </table:table-cell>
          <table:table-cell table:style-name="ce20" table:formula="of:=IF(OR(ISBLANK([.M10]); ISBLANK([.M11])); &quot;&quot;; ([.M10] - [.M11]))" office:value-type="float" office:value="-0.154284331002202" calcext:value-type="float">
            <text:p>-0.15</text:p>
          </table:table-cell>
          <table:table-cell table:style-name="ce26" table:formula="of:=IF(OR(ISBLANK([.N10]); ISBLANK([.N11])); &quot;&quot;; ([.N10] - [.N11]))" office:value-type="float" office:value="0.26252927982396" calcext:value-type="float">
            <text:p>0.26</text:p>
          </table:table-cell>
          <table:table-cell table:style-name="ce20" table:formula="of:=IF(OR(ISBLANK([.O10]); ISBLANK([.O11])); &quot;&quot;; ([.O10] - [.O11]))" office:value-type="float" office:value="-0.085911272403294" calcext:value-type="float">
            <text:p>-0.09</text:p>
          </table:table-cell>
          <table:table-cell table:style-name="ce26" table:formula="of:=IF(OR(ISBLANK([.P10]); ISBLANK([.P11])); &quot;&quot;; ([.P10] - [.P11]))" office:value-type="float" office:value="-0.038207371014471" calcext:value-type="float">
            <text:p>-0.04</text:p>
          </table:table-cell>
          <table:table-cell table:style-name="ce20" table:formula="of:=IF(OR(ISBLANK([.Q10]); ISBLANK([.Q11])); &quot;&quot;; ([.Q10] - [.Q11]))" office:value-type="float" office:value="-0.238590414175903" calcext:value-type="float">
            <text:p>-0.24</text:p>
          </table:table-cell>
          <table:table-cell table:style-name="ce26" table:formula="of:=IF(OR(ISBLANK([.R10]); ISBLANK([.R11])); &quot;&quot;; ([.R10] - [.R11]))" office:value-type="float" office:value="-0.504808538835404" calcext:value-type="float">
            <text:p>-0.50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-0.08_{\delta \hspace{1px} -0.12}$ " calcext:value-type="string">
            <text:p><text:s/>$-0.08_{\delta \hspace{1px} -0.12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-0.12_{\delta \hspace{1px} -0.21}$ " calcext:value-type="string">
            <text:p><text:s/>$-0.12_{\delta \hspace{1px} -0.21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-0.04_{\delta \hspace{1px} 0.08}$ " calcext:value-type="string">
            <text:p><text:s/>$-0.04_{\delta \hspace{1px} 0.08}$ </text:p>
          </table:table-cell>
          <table:table-cell table:style-name="ce61" table:formula="of:=IF(AND([.H12]&lt;&gt;&quot;&quot;; [.I12]&lt;&gt;&quot;&quot;); &quot; $&quot; &amp; TEXT([.H12]; &quot;0.00&quot;) &amp; &quot;_{\delta \hspace{1px} &quot; &amp; TEXT([.I12]; &quot;0.00&quot;) &amp; &quot;}$ &quot;; &quot;&quot;)" office:value-type="string" office:string-value=" $-0.09_{\delta \hspace{1px} -0.38}$ " calcext:value-type="string">
            <text:p><text:s/>$-0.09_{\delta \hspace{1px} -0.38}$ </text:p>
          </table:table-cell>
          <table:table-cell table:style-name="ce76"/>
          <table:table-cell table:style-name="ce66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-0.12_{\delta \hspace{1px} 0.16}$ " calcext:value-type="string">
            <text:p><text:s/>$-0.12_{\delta \hspace{1px} 0.16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-0.15_{\delta \hspace{1px} 0.26}$ " calcext:value-type="string">
            <text:p><text:s/>$-0.15_{\delta \hspace{1px} 0.26}$ </text:p>
          </table:table-cell>
          <table:table-cell table:style-name="ce66" table:formula="of:=IF(AND([.O12]&lt;&gt;&quot;&quot;; [.P12]&lt;&gt;&quot;&quot;); &quot; $&quot; &amp; TEXT([.O12]; &quot;0.00&quot;) &amp; &quot;_{\delta \hspace{1px} &quot; &amp; TEXT([.P12]; &quot;0.00&quot;) &amp; &quot;}$ &quot;; &quot;&quot;)" office:value-type="string" office:string-value=" $-0.09_{\delta \hspace{1px} -0.04}$ " calcext:value-type="string">
            <text:p><text:s/>$-0.09_{\delta \hspace{1px} -0.04}$ </text:p>
          </table:table-cell>
          <table:table-cell table:style-name="ce120" table:formula="of:=IF(AND([.Q12]&lt;&gt;&quot;&quot;; [.R12]&lt;&gt;&quot;&quot;); &quot; $&quot; &amp; TEXT([.Q12]; &quot;0.00&quot;) &amp; &quot;_{\delta \hspace{1px} &quot; &amp; TEXT([.R12]; &quot;0.00&quot;) &amp; &quot;}$ &quot;; &quot;&quot;)" office:value-type="string" office:string-value=" $-0.24_{\delta \hspace{1px} -0.50}$ " calcext:value-type="string">
            <text:p><text:s/>$-0.24_{\delta \hspace{1px} -0.50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7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67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70"/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67" table:formula="of:=IF(AND([.O13]&lt;&gt;&quot;&quot;; [.P13]&lt;&gt;&quot;&quot;); &quot; $&quot; &amp; TEXT([.O13]; &quot;0.00&quot;) &amp; &quot;_{\pm &quot; &amp; TEXT([.P13]; &quot;0.00&quot;) &amp; &quot;}$ &quot;; &quot;&quot;)">
            <text:p/>
          </table:table-cell>
          <table:table-cell table:style-name="ce100" table:formula="of:=IF(AND([.Q13]&lt;&gt;&quot;&quot;; [.R13]&lt;&gt;&quot;&quot;); &quot; $&quot; &amp; TEXT([.Q13]; &quot;0.00&quot;) &amp; &quot;_{\pm &quot; &amp; TEXT([.R13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AQUAINT</text:p>
          </table:table-cell>
          <table:table-cell table:style-name="ce95" office:value-type="float" office:value="82.6309750393736" calcext:value-type="float">
            <text:p>82.63</text:p>
          </table:table-cell>
          <table:table-cell table:style-name="ce108" office:value-type="float" office:value="3.63118601829186" calcext:value-type="float">
            <text:p>3.63</text:p>
          </table:table-cell>
          <table:table-cell table:style-name="ce95" office:value-type="float" office:value="82.3465352825518" calcext:value-type="float">
            <text:p>82.35</text:p>
          </table:table-cell>
          <table:table-cell table:style-name="ce108" office:value-type="float" office:value="4.32223809987669" calcext:value-type="float">
            <text:p>4.32</text:p>
          </table:table-cell>
          <table:table-cell table:style-name="ce115" office:value-type="float" office:value="83.142165946991" calcext:value-type="float">
            <text:p>83.14</text:p>
          </table:table-cell>
          <table:table-cell table:style-name="ce115" office:value-type="float" office:value="5.07595268110567" calcext:value-type="float">
            <text:p>5.08</text:p>
          </table:table-cell>
          <table:table-cell table:style-name="ce95" office:value-type="float" office:value="78.2436516900715" calcext:value-type="float">
            <text:p>78.24</text:p>
          </table:table-cell>
          <table:table-cell table:style-name="ce108" office:value-type="float" office:value="3.63787695844429" calcext:value-type="float">
            <text:p>3.64</text:p>
          </table:table-cell>
          <table:table-cell table:style-name="ce55"/>
          <table:table-cell table:style-name="ce95" office:value-type="float" office:value="92.5866515192303" calcext:value-type="float">
            <text:p>92.59</text:p>
          </table:table-cell>
          <table:table-cell table:style-name="ce108" office:value-type="float" office:value="1.77261458989657" calcext:value-type="float">
            <text:p>1.77</text:p>
          </table:table-cell>
          <table:table-cell table:style-name="ce95" office:value-type="float" office:value="92.2733767589289" calcext:value-type="float">
            <text:p>92.27</text:p>
          </table:table-cell>
          <table:table-cell table:style-name="ce108" office:value-type="float" office:value="3.32322659475547" calcext:value-type="float">
            <text:p>3.32</text:p>
          </table:table-cell>
          <table:table-cell table:style-name="ce95" office:value-type="float" office:value="93.1542909289416" calcext:value-type="float">
            <text:p>93.15</text:p>
          </table:table-cell>
          <table:table-cell table:style-name="ce108" office:value-type="float" office:value="4.23418042040476" calcext:value-type="float">
            <text:p>4.23</text:p>
          </table:table-cell>
          <table:table-cell table:style-name="ce115" office:value-type="float" office:value="86.6942666495995" calcext:value-type="float">
            <text:p>86.69</text:p>
          </table:table-cell>
          <table:table-cell table:style-name="ce108" office:value-type="float" office:value="2.91311994794263" calcext:value-type="float">
            <text:p>2.91</text:p>
          </table:table-cell>
          <table:table-cell table:style-name="ce25" table:number-columns-repeated="2"/>
          <table:table-cell table:style-name="ce28"/>
          <table:table-cell table:style-name="ce44" table:formula="of:=IF([.A14]&lt;&gt;&quot;&quot;; [.A14]; &quot;&quot;)" office:value-type="string" office:string-value="large: AQUAINT" calcext:value-type="string">
            <text:p>larg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2.63_{\pm 3.63}$ " calcext:value-type="string">
            <text:p><text:s/>$82.63_{\pm 3.63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2.35_{\pm 4.32}$ " calcext:value-type="string">
            <text:p><text:s/>$82.35_{\pm 4.32}$ </text:p>
          </table:table-cell>
          <table:table-cell table:style-name="ce67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3.14_{\pm 5.08}$ " calcext:value-type="string">
            <text:p><text:s/>$83.14_{\pm 5.08}$ </text:p>
          </table:table-cell>
          <table:table-cell table:style-name="ce67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78.24_{\pm 3.64}$ " calcext:value-type="string">
            <text:p><text:s/>$78.24_{\pm 3.64}$ </text:p>
          </table:table-cell>
          <table:table-cell table:style-name="ce70"/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2.59_{\pm 1.77}$ " calcext:value-type="string">
            <text:p><text:s/>$92.59_{\pm 1.77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27_{\pm 3.32}$ " calcext:value-type="string">
            <text:p><text:s/>$92.27_{\pm 3.32}$ </text:p>
          </table:table-cell>
          <table:table-cell table:style-name="ce67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93.15_{\pm 4.23}$ " calcext:value-type="string">
            <text:p><text:s/>$93.15_{\pm 4.23}$ </text:p>
          </table:table-cell>
          <table:table-cell table:style-name="ce10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6.69_{\pm 2.91}$ " calcext:value-type="string">
            <text:p><text:s/>$86.69_{\pm 2.9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AQUAINT</text:p>
          </table:table-cell>
          <table:table-cell table:style-name="ce19" office:value-type="float" office:value="82.7174075581824" calcext:value-type="float">
            <text:p>82.72</text:p>
          </table:table-cell>
          <table:table-cell table:style-name="ce25" office:value-type="float" office:value="3.89301686869221" calcext:value-type="float">
            <text:p>3.89</text:p>
          </table:table-cell>
          <table:table-cell table:style-name="ce19" office:value-type="float" office:value="81.3052386383664" calcext:value-type="float">
            <text:p>81.31</text:p>
          </table:table-cell>
          <table:table-cell table:style-name="ce25" office:value-type="float" office:value="5.13492111926797" calcext:value-type="float">
            <text:p>5.13</text:p>
          </table:table-cell>
          <table:table-cell table:style-name="ce19" office:value-type="float" office:value="84.3443043670808" calcext:value-type="float">
            <text:p>84.34</text:p>
          </table:table-cell>
          <table:table-cell table:style-name="ce25" office:value-type="float" office:value="4.07225066022449" calcext:value-type="float">
            <text:p>4.07</text:p>
          </table:table-cell>
          <table:table-cell table:style-name="ce19" office:value-type="float" office:value="78.6317403222027" calcext:value-type="float">
            <text:p>78.63</text:p>
          </table:table-cell>
          <table:table-cell table:style-name="ce34" office:value-type="float" office:value="4.38156659905302" calcext:value-type="float">
            <text:p>4.38</text:p>
          </table:table-cell>
          <table:table-cell table:style-name="ce34"/>
          <table:table-cell table:style-name="ce25" office:value-type="float" office:value="92.8516237142297" calcext:value-type="float">
            <text:p>92.85</text:p>
          </table:table-cell>
          <table:table-cell table:style-name="ce34" office:value-type="float" office:value="1.88810931187346" calcext:value-type="float">
            <text:p>1.89</text:p>
          </table:table-cell>
          <table:table-cell table:style-name="ce25" office:value-type="float" office:value="91.265392772479" calcext:value-type="float">
            <text:p>91.27</text:p>
          </table:table-cell>
          <table:table-cell table:style-name="ce34" office:value-type="float" office:value="4.2999102578941" calcext:value-type="float">
            <text:p>4.30</text:p>
          </table:table-cell>
          <table:table-cell table:style-name="ce25" office:value-type="float" office:value="94.6806156293105" calcext:value-type="float">
            <text:p>94.68</text:p>
          </table:table-cell>
          <table:table-cell table:style-name="ce34" office:value-type="float" office:value="2.23900530881503" calcext:value-type="float">
            <text:p>2.24</text:p>
          </table:table-cell>
          <table:table-cell table:style-name="ce19" office:value-type="float" office:value="87.3295592968557" calcext:value-type="float">
            <text:p>87.33</text:p>
          </table:table-cell>
          <table:table-cell table:style-name="ce34" office:value-type="float" office:value="3.62445462104523" calcext:value-type="float">
            <text:p>3.62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base: AQUAINT" calcext:value-type="string">
            <text:p>base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2.72_{\pm 3.89}$ " calcext:value-type="string">
            <text:p><text:s/>$82.72_{\pm 3.89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1.31_{\pm 5.13}$ " calcext:value-type="string">
            <text:p><text:s/>$81.31_{\pm 5.13}$ </text:p>
          </table:table-cell>
          <table:table-cell table:style-name="ce67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4.34_{\pm 4.07}$ " calcext:value-type="string">
            <text:p><text:s/>$84.34_{\pm 4.07}$ </text:p>
          </table:table-cell>
          <table:table-cell table:style-name="ce67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78.63_{\pm 4.38}$ " calcext:value-type="string">
            <text:p><text:s/>$78.63_{\pm 4.38}$ </text:p>
          </table:table-cell>
          <table:table-cell table:style-name="ce70"/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85_{\pm 1.89}$ " calcext:value-type="string">
            <text:p><text:s/>$92.85_{\pm 1.89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1.27_{\pm 4.30}$ " calcext:value-type="string">
            <text:p><text:s/>$91.27_{\pm 4.30}$ </text:p>
          </table:table-cell>
          <table:table-cell table:style-name="ce67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4.68_{\pm 2.24}$ " calcext:value-type="string">
            <text:p><text:s/>$94.68_{\pm 2.24}$ </text:p>
          </table:table-cell>
          <table:table-cell table:style-name="ce10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87.33_{\pm 3.62}$ " calcext:value-type="string">
            <text:p><text:s/>$87.33_{\pm 3.62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0.086432518808806" calcext:value-type="float">
            <text:p>-0.09</text:p>
          </table:table-cell>
          <table:table-cell table:style-name="ce26" table:formula="of:=IF(OR(ISBLANK([.C14]); ISBLANK([.C15])); &quot;&quot;; ([.C14] - [.C15]))" office:value-type="float" office:value="-0.26183085040035" calcext:value-type="float">
            <text:p>-0.26</text:p>
          </table:table-cell>
          <table:table-cell table:style-name="ce20" table:formula="of:=IF(OR(ISBLANK([.D14]); ISBLANK([.D15])); &quot;&quot;; ([.D14] - [.D15]))" office:value-type="float" office:value="1.04129664418539" calcext:value-type="float">
            <text:p>1.04</text:p>
          </table:table-cell>
          <table:table-cell table:style-name="ce26" table:formula="of:=IF(OR(ISBLANK([.E14]); ISBLANK([.E15])); &quot;&quot;; ([.E14] - [.E15]))" office:value-type="float" office:value="-0.81268301939128" calcext:value-type="float">
            <text:p>-0.81</text:p>
          </table:table-cell>
          <table:table-cell table:style-name="ce20" table:formula="of:=IF(OR(ISBLANK([.F14]); ISBLANK([.F15])); &quot;&quot;; ([.F14] - [.F15]))" office:value-type="float" office:value="-1.2021384200898" calcext:value-type="float">
            <text:p>-1.20</text:p>
          </table:table-cell>
          <table:table-cell table:style-name="ce26" table:formula="of:=IF(OR(ISBLANK([.G14]); ISBLANK([.G15])); &quot;&quot;; ([.G14] - [.G15]))" office:value-type="float" office:value="1.00370202088118" calcext:value-type="float">
            <text:p>1.00</text:p>
          </table:table-cell>
          <table:table-cell table:style-name="ce20" table:formula="of:=IF(OR(ISBLANK([.H14]); ISBLANK([.H15])); &quot;&quot;; ([.H14] - [.H15]))" office:value-type="float" office:value="-0.388088632131201" calcext:value-type="float">
            <text:p>-0.39</text:p>
          </table:table-cell>
          <table:table-cell table:style-name="ce26" table:formula="of:=IF(OR(ISBLANK([.I14]); ISBLANK([.I15])); &quot;&quot;; ([.I14] - [.I15]))" office:value-type="float" office:value="-0.74368964060873" calcext:value-type="float">
            <text:p>-0.74</text:p>
          </table:table-cell>
          <table:table-cell table:style-name="ce42"/>
          <table:table-cell table:style-name="ce20" table:formula="of:=IF(OR(ISBLANK([.K14]); ISBLANK([.K15])); &quot;&quot;; ([.K14] - [.K15]))" office:value-type="float" office:value="-0.264972194999402" calcext:value-type="float">
            <text:p>-0.26</text:p>
          </table:table-cell>
          <table:table-cell table:style-name="ce26" table:formula="of:=IF(OR(ISBLANK([.L14]); ISBLANK([.L15])); &quot;&quot;; ([.L14] - [.L15]))" office:value-type="float" office:value="-0.11549472197689" calcext:value-type="float">
            <text:p>-0.12</text:p>
          </table:table-cell>
          <table:table-cell table:style-name="ce20" table:formula="of:=IF(OR(ISBLANK([.M14]); ISBLANK([.M15])); &quot;&quot;; ([.M14] - [.M15]))" office:value-type="float" office:value="1.0079839864499" calcext:value-type="float">
            <text:p>1.01</text:p>
          </table:table-cell>
          <table:table-cell table:style-name="ce26" table:formula="of:=IF(OR(ISBLANK([.N14]); ISBLANK([.N15])); &quot;&quot;; ([.N14] - [.N15]))" office:value-type="float" office:value="-0.97668366313863" calcext:value-type="float">
            <text:p>-0.98</text:p>
          </table:table-cell>
          <table:table-cell table:style-name="ce20" table:formula="of:=IF(OR(ISBLANK([.O14]); ISBLANK([.O15])); &quot;&quot;; ([.O14] - [.O15]))" office:value-type="float" office:value="-1.52632470036889" calcext:value-type="float">
            <text:p>-1.53</text:p>
          </table:table-cell>
          <table:table-cell table:style-name="ce26" table:formula="of:=IF(OR(ISBLANK([.P14]); ISBLANK([.P15])); &quot;&quot;; ([.P14] - [.P15]))" office:value-type="float" office:value="1.99517511158973" calcext:value-type="float">
            <text:p>2.00</text:p>
          </table:table-cell>
          <table:table-cell table:style-name="ce20" table:formula="of:=IF(OR(ISBLANK([.Q14]); ISBLANK([.Q15])); &quot;&quot;; ([.Q14] - [.Q15]))" office:value-type="float" office:value="-0.635292647256208" calcext:value-type="float">
            <text:p>-0.64</text:p>
          </table:table-cell>
          <table:table-cell table:style-name="ce26" table:formula="of:=IF(OR(ISBLANK([.R14]); ISBLANK([.R15])); &quot;&quot;; ([.R14] - [.R15]))" office:value-type="float" office:value="-0.7113346731026" calcext:value-type="float">
            <text:p>-0.71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0.09_{\delta \hspace{1px} -0.26}$ " calcext:value-type="string">
            <text:p><text:s/>$-0.09_{\delta \hspace{1px} -0.26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1.04_{\delta \hspace{1px} -0.81}$ " calcext:value-type="string">
            <text:p><text:s/>$1.04_{\delta \hspace{1px} -0.81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1.20_{\delta \hspace{1px} 1.00}$ " calcext:value-type="string">
            <text:p><text:s/>$-1.20_{\delta \hspace{1px} 1.00}$ </text:p>
          </table:table-cell>
          <table:table-cell table:style-name="ce61" table:formula="of:=IF(AND([.H16]&lt;&gt;&quot;&quot;; [.I16]&lt;&gt;&quot;&quot;); &quot; $&quot; &amp; TEXT([.H16]; &quot;0.00&quot;) &amp; &quot;_{\delta \hspace{1px} &quot; &amp; TEXT([.I16]; &quot;0.00&quot;) &amp; &quot;}$ &quot;; &quot;&quot;)" office:value-type="string" office:string-value=" $-0.39_{\delta \hspace{1px} -0.74}$ " calcext:value-type="string">
            <text:p><text:s/>$-0.39_{\delta \hspace{1px} -0.74}$ </text:p>
          </table:table-cell>
          <table:table-cell table:style-name="ce76"/>
          <table:table-cell table:style-name="ce66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0.26_{\delta \hspace{1px} -0.12}$ " calcext:value-type="string">
            <text:p><text:s/>$-0.26_{\delta \hspace{1px} -0.12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1.01_{\delta \hspace{1px} -0.98}$ " calcext:value-type="string">
            <text:p><text:s/>$1.01_{\delta \hspace{1px} -0.98}$ </text:p>
          </table:table-cell>
          <table:table-cell table:style-name="ce66" table:formula="of:=IF(AND([.O16]&lt;&gt;&quot;&quot;; [.P16]&lt;&gt;&quot;&quot;); &quot; $&quot; &amp; TEXT([.O16]; &quot;0.00&quot;) &amp; &quot;_{\delta \hspace{1px} &quot; &amp; TEXT([.P16]; &quot;0.00&quot;) &amp; &quot;}$ &quot;; &quot;&quot;)" office:value-type="string" office:string-value=" $-1.53_{\delta \hspace{1px} 2.00}$ " calcext:value-type="string">
            <text:p><text:s/>$-1.53_{\delta \hspace{1px} 2.00}$ </text:p>
          </table:table-cell>
          <table:table-cell table:style-name="ce120" table:formula="of:=IF(AND([.Q16]&lt;&gt;&quot;&quot;; [.R16]&lt;&gt;&quot;&quot;); &quot; $&quot; &amp; TEXT([.Q16]; &quot;0.00&quot;) &amp; &quot;_{\delta \hspace{1px} &quot; &amp; TEXT([.R16]; &quot;0.00&quot;) &amp; &quot;}$ &quot;; &quot;&quot;)" office:value-type="string" office:string-value=" $-0.64_{\delta \hspace{1px} -0.71}$ " calcext:value-type="string">
            <text:p><text:s/>$-0.64_{\delta \hspace{1px} -0.7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7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67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70"/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67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100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Fullpate</text:p>
          </table:table-cell>
          <table:table-cell table:style-name="ce19" office:value-type="float" office:value="94.7928462544749" calcext:value-type="float">
            <text:p>94.79</text:p>
          </table:table-cell>
          <table:table-cell table:style-name="ce34" office:value-type="float" office:value="2.53907544944445" calcext:value-type="float">
            <text:p>2.54</text:p>
          </table:table-cell>
          <table:table-cell table:style-name="ce19" office:value-type="float" office:value="94.4968554364179" calcext:value-type="float">
            <text:p>94.50</text:p>
          </table:table-cell>
          <table:table-cell table:style-name="ce34" office:value-type="float" office:value="2.88003323935503" calcext:value-type="float">
            <text:p>2.88</text:p>
          </table:table-cell>
          <table:table-cell table:style-name="ce29" office:value-type="float" office:value="95.0998104558203" calcext:value-type="float">
            <text:p>95.10</text:p>
          </table:table-cell>
          <table:table-cell table:style-name="ce29" office:value-type="float" office:value="2.32392592172927" calcext:value-type="float">
            <text:p>2.32</text:p>
          </table:table-cell>
          <table:table-cell table:style-name="ce19" office:value-type="float" office:value="94.2508969466115" calcext:value-type="float">
            <text:p>94.25</text:p>
          </table:table-cell>
          <table:table-cell table:style-name="ce34" office:value-type="float" office:value="2.58859035590207" calcext:value-type="float">
            <text:p>2.59</text:p>
          </table:table-cell>
          <table:table-cell table:style-name="ce56"/>
          <table:table-cell table:style-name="ce19" office:value-type="float" office:value="98.7460690275038" calcext:value-type="float">
            <text:p>98.75</text:p>
          </table:table-cell>
          <table:table-cell table:style-name="ce34" office:value-type="float" office:value="0.473129602828428" calcext:value-type="float">
            <text:p>0.47</text:p>
          </table:table-cell>
          <table:table-cell table:style-name="ce19" office:value-type="float" office:value="98.4304456308364" calcext:value-type="float">
            <text:p>98.43</text:p>
          </table:table-cell>
          <table:table-cell table:style-name="ce34" office:value-type="float" office:value="0.951186675962003" calcext:value-type="float">
            <text:p>0.95</text:p>
          </table:table-cell>
          <table:table-cell table:style-name="ce19" office:value-type="float" office:value="99.0733248862543" calcext:value-type="float">
            <text:p>99.07</text:p>
          </table:table-cell>
          <table:table-cell table:style-name="ce34" office:value-type="float" office:value="0.692068255404538" calcext:value-type="float">
            <text:p>0.69</text:p>
          </table:table-cell>
          <table:table-cell table:style-name="ce29" office:value-type="float" office:value="97.4359152244246" calcext:value-type="float">
            <text:p>97.44</text:p>
          </table:table-cell>
          <table:table-cell table:style-name="ce34" office:value-type="float" office:value="1.31317811148346" calcext:value-type="float">
            <text:p>1.31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large: Fullpate" calcext:value-type="string">
            <text:p>larg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4.79_{\pm 2.54}$ " calcext:value-type="string">
            <text:p><text:s/>$94.79_{\pm 2.54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4.50_{\pm 2.88}$ " calcext:value-type="string">
            <text:p><text:s/>$94.50_{\pm 2.88}$ </text:p>
          </table:table-cell>
          <table:table-cell table:style-name="ce67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5.10_{\pm 2.32}$ " calcext:value-type="string">
            <text:p><text:s/>$95.10_{\pm 2.32}$ </text:p>
          </table:table-cell>
          <table:table-cell table:style-name="ce67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94.25_{\pm 2.59}$ " calcext:value-type="string">
            <text:p><text:s/>$94.25_{\pm 2.59}$ </text:p>
          </table:table-cell>
          <table:table-cell table:style-name="ce70"/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75_{\pm 0.47}$ " calcext:value-type="string">
            <text:p><text:s/>$98.75_{\pm 0.47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43_{\pm 0.95}$ " calcext:value-type="string">
            <text:p><text:s/>$98.43_{\pm 0.95}$ </text:p>
          </table:table-cell>
          <table:table-cell table:style-name="ce67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9.07_{\pm 0.69}$ " calcext:value-type="string">
            <text:p><text:s/>$99.07_{\pm 0.69}$ </text:p>
          </table:table-cell>
          <table:table-cell table:style-name="ce10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97.44_{\pm 1.31}$ " calcext:value-type="string">
            <text:p><text:s/>$97.44_{\pm 1.3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Fullpate</text:p>
          </table:table-cell>
          <table:table-cell table:style-name="ce19" office:value-type="float" office:value="94.606337018347" calcext:value-type="float">
            <text:p>94.61</text:p>
          </table:table-cell>
          <table:table-cell table:style-name="ce25" office:value-type="float" office:value="1.9223787008429" calcext:value-type="float">
            <text:p>1.92</text:p>
          </table:table-cell>
          <table:table-cell table:style-name="ce19" office:value-type="float" office:value="94.3794161932151" calcext:value-type="float">
            <text:p>94.38</text:p>
          </table:table-cell>
          <table:table-cell table:style-name="ce25" office:value-type="float" office:value="2.06226250152738" calcext:value-type="float">
            <text:p>2.06</text:p>
          </table:table-cell>
          <table:table-cell table:style-name="ce19" office:value-type="float" office:value="94.8425003010294" calcext:value-type="float">
            <text:p>94.84</text:p>
          </table:table-cell>
          <table:table-cell table:style-name="ce25" office:value-type="float" office:value="1.98182402634369" calcext:value-type="float">
            <text:p>1.98</text:p>
          </table:table-cell>
          <table:table-cell table:style-name="ce19" office:value-type="float" office:value="93.9105122250104" calcext:value-type="float">
            <text:p>93.91</text:p>
          </table:table-cell>
          <table:table-cell table:style-name="ce34" office:value-type="float" office:value="2.05358263424556" calcext:value-type="float">
            <text:p>2.05</text:p>
          </table:table-cell>
          <table:table-cell table:style-name="ce34"/>
          <table:table-cell table:style-name="ce25" office:value-type="float" office:value="98.7388120857018" calcext:value-type="float">
            <text:p>98.74</text:p>
          </table:table-cell>
          <table:table-cell table:style-name="ce34" office:value-type="float" office:value="0.393930774763622" calcext:value-type="float">
            <text:p>0.39</text:p>
          </table:table-cell>
          <table:table-cell table:style-name="ce25" office:value-type="float" office:value="98.5007351641555" calcext:value-type="float">
            <text:p>98.50</text:p>
          </table:table-cell>
          <table:table-cell table:style-name="ce34" office:value-type="float" office:value="0.731067432200189" calcext:value-type="float">
            <text:p>0.73</text:p>
          </table:table-cell>
          <table:table-cell table:style-name="ce25" office:value-type="float" office:value="98.9864552693364" calcext:value-type="float">
            <text:p>98.99</text:p>
          </table:table-cell>
          <table:table-cell table:style-name="ce34" office:value-type="float" office:value="0.775972316228143" calcext:value-type="float">
            <text:p>0.78</text:p>
          </table:table-cell>
          <table:table-cell table:style-name="ce19" office:value-type="float" office:value="97.1427042642" calcext:value-type="float">
            <text:p>97.14</text:p>
          </table:table-cell>
          <table:table-cell table:style-name="ce34" office:value-type="float" office:value="1.13269482080445" calcext:value-type="float">
            <text:p>1.13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base: Fullpate" calcext:value-type="string">
            <text:p>base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4.61_{\pm 1.92}$ " calcext:value-type="string">
            <text:p><text:s/>$94.61_{\pm 1.92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38_{\pm 2.06}$ " calcext:value-type="string">
            <text:p><text:s/>$94.38_{\pm 2.06}$ </text:p>
          </table:table-cell>
          <table:table-cell table:style-name="ce67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4.84_{\pm 1.98}$ " calcext:value-type="string">
            <text:p><text:s/>$94.84_{\pm 1.98}$ </text:p>
          </table:table-cell>
          <table:table-cell table:style-name="ce67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93.91_{\pm 2.05}$ " calcext:value-type="string">
            <text:p><text:s/>$93.91_{\pm 2.05}$ </text:p>
          </table:table-cell>
          <table:table-cell table:style-name="ce70"/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74_{\pm 0.39}$ " calcext:value-type="string">
            <text:p><text:s/>$98.74_{\pm 0.39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8.50_{\pm 0.73}$ " calcext:value-type="string">
            <text:p><text:s/>$98.50_{\pm 0.73}$ </text:p>
          </table:table-cell>
          <table:table-cell table:style-name="ce67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8.99_{\pm 0.78}$ " calcext:value-type="string">
            <text:p><text:s/>$98.99_{\pm 0.78}$ </text:p>
          </table:table-cell>
          <table:table-cell table:style-name="ce10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7.14_{\pm 1.13}$ " calcext:value-type="string">
            <text:p><text:s/>$97.14_{\pm 1.13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18650923612789" calcext:value-type="float">
            <text:p>0.19</text:p>
          </table:table-cell>
          <table:table-cell table:style-name="ce26" table:formula="of:=IF(OR(ISBLANK([.C18]); ISBLANK([.C19])); &quot;&quot;; ([.C18] - [.C19]))" office:value-type="float" office:value="0.61669674860155" calcext:value-type="float">
            <text:p>0.62</text:p>
          </table:table-cell>
          <table:table-cell table:style-name="ce20" table:formula="of:=IF(OR(ISBLANK([.D18]); ISBLANK([.D19])); &quot;&quot;; ([.D18] - [.D19]))" office:value-type="float" office:value="0.117439243202796" calcext:value-type="float">
            <text:p>0.12</text:p>
          </table:table-cell>
          <table:table-cell table:style-name="ce26" table:formula="of:=IF(OR(ISBLANK([.E18]); ISBLANK([.E19])); &quot;&quot;; ([.E18] - [.E19]))" office:value-type="float" office:value="0.81777073782765" calcext:value-type="float">
            <text:p>0.82</text:p>
          </table:table-cell>
          <table:table-cell table:style-name="ce20" table:formula="of:=IF(OR(ISBLANK([.F18]); ISBLANK([.F19])); &quot;&quot;; ([.F18] - [.F19]))" office:value-type="float" office:value="0.2573101547909" calcext:value-type="float">
            <text:p>0.26</text:p>
          </table:table-cell>
          <table:table-cell table:style-name="ce26" table:formula="of:=IF(OR(ISBLANK([.G18]); ISBLANK([.G19])); &quot;&quot;; ([.G18] - [.G19]))" office:value-type="float" office:value="0.34210189538558" calcext:value-type="float">
            <text:p>0.34</text:p>
          </table:table-cell>
          <table:table-cell table:style-name="ce20" table:formula="of:=IF(OR(ISBLANK([.H18]); ISBLANK([.H19])); &quot;&quot;; ([.H18] - [.H19]))" office:value-type="float" office:value="0.340384721601112" calcext:value-type="float">
            <text:p>0.34</text:p>
          </table:table-cell>
          <table:table-cell table:style-name="ce26" table:formula="of:=IF(OR(ISBLANK([.I18]); ISBLANK([.I19])); &quot;&quot;; ([.I18] - [.I19]))" office:value-type="float" office:value="0.53500772165651" calcext:value-type="float">
            <text:p>0.54</text:p>
          </table:table-cell>
          <table:table-cell table:style-name="ce42"/>
          <table:table-cell table:style-name="ce20" table:formula="of:=IF(OR(ISBLANK([.K18]); ISBLANK([.K19])); &quot;&quot;; ([.K18] - [.K19]))" office:value-type="float" office:value="0.0072569418019981" calcext:value-type="float">
            <text:p>0.01</text:p>
          </table:table-cell>
          <table:table-cell table:style-name="ce26" table:formula="of:=IF(OR(ISBLANK([.L18]); ISBLANK([.L19])); &quot;&quot;; ([.L18] - [.L19]))" office:value-type="float" office:value="0.079198828064806" calcext:value-type="float">
            <text:p>0.08</text:p>
          </table:table-cell>
          <table:table-cell table:style-name="ce20" table:formula="of:=IF(OR(ISBLANK([.M18]); ISBLANK([.M19])); &quot;&quot;; ([.M18] - [.M19]))" office:value-type="float" office:value="-0.070289533319098" calcext:value-type="float">
            <text:p>-0.07</text:p>
          </table:table-cell>
          <table:table-cell table:style-name="ce26" table:formula="of:=IF(OR(ISBLANK([.N18]); ISBLANK([.N19])); &quot;&quot;; ([.N18] - [.N19]))" office:value-type="float" office:value="0.220119243761814" calcext:value-type="float">
            <text:p>0.22</text:p>
          </table:table-cell>
          <table:table-cell table:style-name="ce20" table:formula="of:=IF(OR(ISBLANK([.O18]); ISBLANK([.O19])); &quot;&quot;; ([.O18] - [.O19]))" office:value-type="float" office:value="0.0868696169178946" calcext:value-type="float">
            <text:p>0.09</text:p>
          </table:table-cell>
          <table:table-cell table:style-name="ce26" table:formula="of:=IF(OR(ISBLANK([.P18]); ISBLANK([.P19])); &quot;&quot;; ([.P18] - [.P19]))" office:value-type="float" office:value="-0.083904060823605" calcext:value-type="float">
            <text:p>-0.08</text:p>
          </table:table-cell>
          <table:table-cell table:style-name="ce20" table:formula="of:=IF(OR(ISBLANK([.Q18]); ISBLANK([.Q19])); &quot;&quot;; ([.Q18] - [.Q19]))" office:value-type="float" office:value="0.293210960224599" calcext:value-type="float">
            <text:p>0.29</text:p>
          </table:table-cell>
          <table:table-cell table:style-name="ce26" table:formula="of:=IF(OR(ISBLANK([.R18]); ISBLANK([.R19])); &quot;&quot;; ([.R18] - [.R19]))" office:value-type="float" office:value="0.18048329067901" calcext:value-type="float">
            <text:p>0.18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19_{\delta \hspace{1px} 0.62}$ " calcext:value-type="string">
            <text:p><text:s/>$0.19_{\delta \hspace{1px} 0.62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12_{\delta \hspace{1px} 0.82}$ " calcext:value-type="string">
            <text:p><text:s/>$0.12_{\delta \hspace{1px} 0.82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26_{\delta \hspace{1px} 0.34}$ " calcext:value-type="string">
            <text:p><text:s/>$0.26_{\delta \hspace{1px} 0.34}$ </text:p>
          </table:table-cell>
          <table:table-cell table:style-name="ce61" table:formula="of:=IF(AND([.H20]&lt;&gt;&quot;&quot;; [.I20]&lt;&gt;&quot;&quot;); &quot; $&quot; &amp; TEXT([.H20]; &quot;0.00&quot;) &amp; &quot;_{\delta \hspace{1px} &quot; &amp; TEXT([.I20]; &quot;0.00&quot;) &amp; &quot;}$ &quot;; &quot;&quot;)" office:value-type="string" office:string-value=" $0.34_{\delta \hspace{1px} 0.54}$ " calcext:value-type="string">
            <text:p><text:s/>$0.34_{\delta \hspace{1px} 0.54}$ </text:p>
          </table:table-cell>
          <table:table-cell table:style-name="ce76"/>
          <table:table-cell table:style-name="ce66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01_{\delta \hspace{1px} 0.08}$ " calcext:value-type="string">
            <text:p><text:s/>$0.01_{\delta \hspace{1px} 0.08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07_{\delta \hspace{1px} 0.22}$ " calcext:value-type="string">
            <text:p><text:s/>$-0.07_{\delta \hspace{1px} 0.22}$ </text:p>
          </table:table-cell>
          <table:table-cell table:style-name="ce66" table:formula="of:=IF(AND([.O20]&lt;&gt;&quot;&quot;; [.P20]&lt;&gt;&quot;&quot;); &quot; $&quot; &amp; TEXT([.O20]; &quot;0.00&quot;) &amp; &quot;_{\delta \hspace{1px} &quot; &amp; TEXT([.P20]; &quot;0.00&quot;) &amp; &quot;}$ &quot;; &quot;&quot;)" office:value-type="string" office:string-value=" $0.09_{\delta \hspace{1px} -0.08}$ " calcext:value-type="string">
            <text:p><text:s/>$0.09_{\delta \hspace{1px} -0.08}$ </text:p>
          </table:table-cell>
          <table:table-cell table:style-name="ce120" table:formula="of:=IF(AND([.Q20]&lt;&gt;&quot;&quot;; [.R20]&lt;&gt;&quot;&quot;); &quot; $&quot; &amp; TEXT([.Q20]; &quot;0.00&quot;) &amp; &quot;_{\delta \hspace{1px} &quot; &amp; TEXT([.R20]; &quot;0.00&quot;) &amp; &quot;}$ &quot;; &quot;&quot;)" office:value-type="string" office:string-value=" $0.29_{\delta \hspace{1px} 0.18}$ " calcext:value-type="string">
            <text:p><text:s/>$0.29_{\delta \hspace{1px} 0.18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7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67" table:formula="of:=IF(AND([.H21]&lt;&gt;&quot;&quot;; [.I21]&lt;&gt;&quot;&quot;); &quot; $&quot; &amp; TEXT([.H21]; &quot;0.00&quot;) &amp; &quot;_{\pm &quot; &amp; TEXT([.I21]; &quot;0.00&quot;) &amp; &quot;}$ &quot;; &quot;&quot;)">
            <text:p/>
          </table:table-cell>
          <table:table-cell table:style-name="ce70"/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67" table:formula="of:=IF(AND([.O21]&lt;&gt;&quot;&quot;; [.P21]&lt;&gt;&quot;&quot;); &quot; $&quot; &amp; TEXT([.O21]; &quot;0.00&quot;) &amp; &quot;_{\pm &quot; &amp; TEXT([.P21]; &quot;0.00&quot;) &amp; &quot;}$ &quot;; &quot;&quot;)">
            <text:p/>
          </table:table-cell>
          <table:table-cell table:style-name="ce100" table:formula="of:=IF(AND([.Q21]&lt;&gt;&quot;&quot;; [.R21]&lt;&gt;&quot;&quot;); &quot; $&quot; &amp; TEXT([.Q21]; &quot;0.00&quot;) &amp; &quot;_{\pm &quot; &amp; TEXT([.R21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Pate</text:p>
          </table:table-cell>
          <table:table-cell table:style-name="ce19" office:value-type="float" office:value="94.7456188780274" calcext:value-type="float">
            <text:p>94.75</text:p>
          </table:table-cell>
          <table:table-cell table:style-name="ce34" office:value-type="float" office:value="2.99446501495364" calcext:value-type="float">
            <text:p>2.99</text:p>
          </table:table-cell>
          <table:table-cell table:style-name="ce19" office:value-type="float" office:value="94.5465150299616" calcext:value-type="float">
            <text:p>94.55</text:p>
          </table:table-cell>
          <table:table-cell table:style-name="ce34" office:value-type="float" office:value="3.10794001899756" calcext:value-type="float">
            <text:p>3.11</text:p>
          </table:table-cell>
          <table:table-cell table:style-name="ce29" office:value-type="float" office:value="94.9498012667984" calcext:value-type="float">
            <text:p>94.95</text:p>
          </table:table-cell>
          <table:table-cell table:style-name="ce25" office:value-type="float" office:value="2.94222653802823" calcext:value-type="float">
            <text:p>2.94</text:p>
          </table:table-cell>
          <table:table-cell table:style-name="ce19" office:value-type="float" office:value="94.1751855030549" calcext:value-type="float">
            <text:p>94.18</text:p>
          </table:table-cell>
          <table:table-cell table:style-name="ce34" office:value-type="float" office:value="3.12447158396641" calcext:value-type="float">
            <text:p>3.12</text:p>
          </table:table-cell>
          <table:table-cell table:style-name="ce56"/>
          <table:table-cell table:style-name="ce19" office:value-type="float" office:value="99.309638718637" calcext:value-type="float">
            <text:p>99.31</text:p>
          </table:table-cell>
          <table:table-cell table:style-name="ce34" office:value-type="float" office:value="0.754057686725167" calcext:value-type="float">
            <text:p>0.75</text:p>
          </table:table-cell>
          <table:table-cell table:style-name="ce19" office:value-type="float" office:value="99.0992965367965" calcext:value-type="float">
            <text:p>99.10</text:p>
          </table:table-cell>
          <table:table-cell table:style-name="ce34" office:value-type="float" office:value="1.02262594982412" calcext:value-type="float">
            <text:p>1.02</text:p>
          </table:table-cell>
          <table:table-cell table:style-name="ce19" office:value-type="float" office:value="99.5253494432599" calcext:value-type="float">
            <text:p>99.53</text:p>
          </table:table-cell>
          <table:table-cell table:style-name="ce34" office:value-type="float" office:value="0.726088164665993" calcext:value-type="float">
            <text:p>0.73</text:p>
          </table:table-cell>
          <table:table-cell table:style-name="ce29" office:value-type="float" office:value="96.9488993355867" calcext:value-type="float">
            <text:p>96.95</text:p>
          </table:table-cell>
          <table:table-cell table:style-name="ce34" office:value-type="float" office:value="1.47951802144463" calcext:value-type="float">
            <text:p>1.48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large: Pate" calcext:value-type="string">
            <text:p>larg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4.75_{\pm 2.99}$ " calcext:value-type="string">
            <text:p><text:s/>$94.75_{\pm 2.99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4.55_{\pm 3.11}$ " calcext:value-type="string">
            <text:p><text:s/>$94.55_{\pm 3.11}$ </text:p>
          </table:table-cell>
          <table:table-cell table:style-name="ce67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4.95_{\pm 2.94}$ " calcext:value-type="string">
            <text:p><text:s/>$94.95_{\pm 2.94}$ </text:p>
          </table:table-cell>
          <table:table-cell table:style-name="ce67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94.18_{\pm 3.12}$ " calcext:value-type="string">
            <text:p><text:s/>$94.18_{\pm 3.12}$ </text:p>
          </table:table-cell>
          <table:table-cell table:style-name="ce70"/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31_{\pm 0.75}$ " calcext:value-type="string">
            <text:p><text:s/>$99.31_{\pm 0.75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10_{\pm 1.02}$ " calcext:value-type="string">
            <text:p><text:s/>$99.10_{\pm 1.02}$ </text:p>
          </table:table-cell>
          <table:table-cell table:style-name="ce67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99.53_{\pm 0.73}$ " calcext:value-type="string">
            <text:p><text:s/>$99.53_{\pm 0.73}$ </text:p>
          </table:table-cell>
          <table:table-cell table:style-name="ce10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96.95_{\pm 1.48}$ " calcext:value-type="string">
            <text:p><text:s/>$96.95_{\pm 1.48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Pate</text:p>
          </table:table-cell>
          <table:table-cell table:style-name="ce19" office:value-type="float" office:value="95.3653885374918" calcext:value-type="float">
            <text:p>95.37</text:p>
          </table:table-cell>
          <table:table-cell table:style-name="ce25" office:value-type="float" office:value="3.16044261085558" calcext:value-type="float">
            <text:p>3.16</text:p>
          </table:table-cell>
          <table:table-cell table:style-name="ce19" office:value-type="float" office:value="95.2959991738962" calcext:value-type="float">
            <text:p>95.30</text:p>
          </table:table-cell>
          <table:table-cell table:style-name="ce25" office:value-type="float" office:value="2.848469154442" calcext:value-type="float">
            <text:p>2.85</text:p>
          </table:table-cell>
          <table:table-cell table:style-name="ce19" office:value-type="float" office:value="95.44409094323" calcext:value-type="float">
            <text:p>95.44</text:p>
          </table:table-cell>
          <table:table-cell table:style-name="ce25" office:value-type="float" office:value="3.55017131965929" calcext:value-type="float">
            <text:p>3.55</text:p>
          </table:table-cell>
          <table:table-cell table:style-name="ce19" office:value-type="float" office:value="94.3101646182758" calcext:value-type="float">
            <text:p>94.31</text:p>
          </table:table-cell>
          <table:table-cell table:style-name="ce34" office:value-type="float" office:value="3.06430406588061" calcext:value-type="float">
            <text:p>3.06</text:p>
          </table:table-cell>
          <table:table-cell table:style-name="ce34"/>
          <table:table-cell table:style-name="ce25" office:value-type="float" office:value="99.2545078188756" calcext:value-type="float">
            <text:p>99.25</text:p>
          </table:table-cell>
          <table:table-cell table:style-name="ce34" office:value-type="float" office:value="0.856454514010901" calcext:value-type="float">
            <text:p>0.86</text:p>
          </table:table-cell>
          <table:table-cell table:style-name="ce25" office:value-type="float" office:value="99.1954365079365" calcext:value-type="float">
            <text:p>99.20</text:p>
          </table:table-cell>
          <table:table-cell table:style-name="ce34" office:value-type="float" office:value="1.06618397835419" calcext:value-type="float">
            <text:p>1.07</text:p>
          </table:table-cell>
          <table:table-cell table:style-name="ce25" office:value-type="float" office:value="99.3237259816207" calcext:value-type="float">
            <text:p>99.32</text:p>
          </table:table-cell>
          <table:table-cell table:style-name="ce34" office:value-type="float" office:value="1.14172321877958" calcext:value-type="float">
            <text:p>1.14</text:p>
          </table:table-cell>
          <table:table-cell table:style-name="ce19" office:value-type="float" office:value="96.6251841927481" calcext:value-type="float">
            <text:p>96.63</text:p>
          </table:table-cell>
          <table:table-cell table:style-name="ce34" office:value-type="float" office:value="1.5149192050152" calcext:value-type="float">
            <text:p>1.51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base: Pate" calcext:value-type="string">
            <text:p>base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37_{\pm 3.16}$ " calcext:value-type="string">
            <text:p><text:s/>$95.37_{\pm 3.16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5.30_{\pm 2.85}$ " calcext:value-type="string">
            <text:p><text:s/>$95.30_{\pm 2.85}$ </text:p>
          </table:table-cell>
          <table:table-cell table:style-name="ce67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44_{\pm 3.55}$ " calcext:value-type="string">
            <text:p><text:s/>$95.44_{\pm 3.55}$ </text:p>
          </table:table-cell>
          <table:table-cell table:style-name="ce67" table:formula="of:=IF(AND([.H23]&lt;&gt;&quot;&quot;; [.I23]&lt;&gt;&quot;&quot;); &quot; $&quot; &amp; TEXT([.H23]; &quot;0.00&quot;) &amp; &quot;_{\pm &quot; &amp; TEXT([.I23]; &quot;0.00&quot;) &amp; &quot;}$ &quot;; &quot;&quot;)" office:value-type="string" office:string-value=" $94.31_{\pm 3.06}$ " calcext:value-type="string">
            <text:p><text:s/>$94.31_{\pm 3.06}$ </text:p>
          </table:table-cell>
          <table:table-cell table:style-name="ce70"/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25_{\pm 0.86}$ " calcext:value-type="string">
            <text:p><text:s/>$99.25_{\pm 0.86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20_{\pm 1.07}$ " calcext:value-type="string">
            <text:p><text:s/>$99.20_{\pm 1.07}$ </text:p>
          </table:table-cell>
          <table:table-cell table:style-name="ce67" table:formula="of:=IF(AND([.O23]&lt;&gt;&quot;&quot;; [.P23]&lt;&gt;&quot;&quot;); &quot; $&quot; &amp; TEXT([.O23]; &quot;0.00&quot;) &amp; &quot;_{\pm &quot; &amp; TEXT([.P23]; &quot;0.00&quot;) &amp; &quot;}$ &quot;; &quot;&quot;)" office:value-type="string" office:string-value=" $99.32_{\pm 1.14}$ " calcext:value-type="string">
            <text:p><text:s/>$99.32_{\pm 1.14}$ </text:p>
          </table:table-cell>
          <table:table-cell table:style-name="ce100" table:formula="of:=IF(AND([.Q23]&lt;&gt;&quot;&quot;; [.R23]&lt;&gt;&quot;&quot;); &quot; $&quot; &amp; TEXT([.Q23]; &quot;0.00&quot;) &amp; &quot;_{\pm &quot; &amp; TEXT([.R23]; &quot;0.00&quot;) &amp; &quot;}$ &quot;; &quot;&quot;)" office:value-type="string" office:string-value=" $96.63_{\pm 1.51}$ " calcext:value-type="string">
            <text:p><text:s/>$96.63_{\pm 1.5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619769659464396" calcext:value-type="float">
            <text:p>-0.62</text:p>
          </table:table-cell>
          <table:table-cell table:style-name="ce26" table:formula="of:=IF(OR(ISBLANK([.C22]); ISBLANK([.C23])); &quot;&quot;; ([.C22] - [.C23]))" office:value-type="float" office:value="-0.16597759590194" calcext:value-type="float">
            <text:p>-0.17</text:p>
          </table:table-cell>
          <table:table-cell table:style-name="ce20" table:formula="of:=IF(OR(ISBLANK([.D22]); ISBLANK([.D23])); &quot;&quot;; ([.D22] - [.D23]))" office:value-type="float" office:value="-0.749484143934609" calcext:value-type="float">
            <text:p>-0.75</text:p>
          </table:table-cell>
          <table:table-cell table:style-name="ce26" table:formula="of:=IF(OR(ISBLANK([.E22]); ISBLANK([.E23])); &quot;&quot;; ([.E22] - [.E23]))" office:value-type="float" office:value="0.25947086455556" calcext:value-type="float">
            <text:p>0.26</text:p>
          </table:table-cell>
          <table:table-cell table:style-name="ce20" table:formula="of:=IF(OR(ISBLANK([.F22]); ISBLANK([.F23])); &quot;&quot;; ([.F22] - [.F23]))" office:value-type="float" office:value="-0.494289676431592" calcext:value-type="float">
            <text:p>-0.49</text:p>
          </table:table-cell>
          <table:table-cell table:style-name="ce26" table:formula="of:=IF(OR(ISBLANK([.G22]); ISBLANK([.G23])); &quot;&quot;; ([.G22] - [.G23]))" office:value-type="float" office:value="-0.60794478163106" calcext:value-type="float">
            <text:p>-0.61</text:p>
          </table:table-cell>
          <table:table-cell table:style-name="ce20" table:formula="of:=IF(OR(ISBLANK([.H22]); ISBLANK([.H23])); &quot;&quot;; ([.H22] - [.H23]))" office:value-type="float" office:value="-0.134979115220901" calcext:value-type="float">
            <text:p>-0.13</text:p>
          </table:table-cell>
          <table:table-cell table:style-name="ce26" table:formula="of:=IF(OR(ISBLANK([.I22]); ISBLANK([.I23])); &quot;&quot;; ([.I22] - [.I23]))" office:value-type="float" office:value="0.0601675180857999" calcext:value-type="float">
            <text:p>0.06</text:p>
          </table:table-cell>
          <table:table-cell table:style-name="ce42"/>
          <table:table-cell table:style-name="ce20" table:formula="of:=IF(OR(ISBLANK([.K22]); ISBLANK([.K23])); &quot;&quot;; ([.K22] - [.K23]))" office:value-type="float" office:value="0.0551308997614086" calcext:value-type="float">
            <text:p>0.06</text:p>
          </table:table-cell>
          <table:table-cell table:style-name="ce26" table:formula="of:=IF(OR(ISBLANK([.L22]); ISBLANK([.L23])); &quot;&quot;; ([.L22] - [.L23]))" office:value-type="float" office:value="-0.102396827285734" calcext:value-type="float">
            <text:p>-0.10</text:p>
          </table:table-cell>
          <table:table-cell table:style-name="ce20" table:formula="of:=IF(OR(ISBLANK([.M22]); ISBLANK([.M23])); &quot;&quot;; ([.M22] - [.M23]))" office:value-type="float" office:value="-0.0961399711400048" calcext:value-type="float">
            <text:p>-0.10</text:p>
          </table:table-cell>
          <table:table-cell table:style-name="ce26" table:formula="of:=IF(OR(ISBLANK([.N22]); ISBLANK([.N23])); &quot;&quot;; ([.N22] - [.N23]))" office:value-type="float" office:value="-0.0435580285300701" calcext:value-type="float">
            <text:p>-0.04</text:p>
          </table:table-cell>
          <table:table-cell table:style-name="ce20" table:formula="of:=IF(OR(ISBLANK([.O22]); ISBLANK([.O23])); &quot;&quot;; ([.O22] - [.O23]))" office:value-type="float" office:value="0.201623461639201" calcext:value-type="float">
            <text:p>0.20</text:p>
          </table:table-cell>
          <table:table-cell table:style-name="ce26" table:formula="of:=IF(OR(ISBLANK([.P22]); ISBLANK([.P23])); &quot;&quot;; ([.P22] - [.P23]))" office:value-type="float" office:value="-0.415635054113587" calcext:value-type="float">
            <text:p>-0.42</text:p>
          </table:table-cell>
          <table:table-cell table:style-name="ce20" table:formula="of:=IF(OR(ISBLANK([.Q22]); ISBLANK([.Q23])); &quot;&quot;; ([.Q22] - [.Q23]))" office:value-type="float" office:value="0.323715142838608" calcext:value-type="float">
            <text:p>0.32</text:p>
          </table:table-cell>
          <table:table-cell table:style-name="ce26" table:formula="of:=IF(OR(ISBLANK([.R22]); ISBLANK([.R23])); &quot;&quot;; ([.R22] - [.R23]))" office:value-type="float" office:value="-0.0354011835705701" calcext:value-type="float">
            <text:p>-0.04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0.62_{\delta \hspace{1px} -0.17}$ " calcext:value-type="string">
            <text:p><text:s/>$-0.62_{\delta \hspace{1px} -0.17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0.75_{\delta \hspace{1px} 0.26}$ " calcext:value-type="string">
            <text:p><text:s/>$-0.75_{\delta \hspace{1px} 0.26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49_{\delta \hspace{1px} -0.61}$ " calcext:value-type="string">
            <text:p><text:s/>$-0.49_{\delta \hspace{1px} -0.61}$ </text:p>
          </table:table-cell>
          <table:table-cell table:style-name="ce61" table:formula="of:=IF(AND([.H24]&lt;&gt;&quot;&quot;; [.I24]&lt;&gt;&quot;&quot;); &quot; $&quot; &amp; TEXT([.H24]; &quot;0.00&quot;) &amp; &quot;_{\delta \hspace{1px} &quot; &amp; TEXT([.I24]; &quot;0.00&quot;) &amp; &quot;}$ &quot;; &quot;&quot;)" office:value-type="string" office:string-value=" $-0.13_{\delta \hspace{1px} 0.06}$ " calcext:value-type="string">
            <text:p><text:s/>$-0.13_{\delta \hspace{1px} 0.06}$ </text:p>
          </table:table-cell>
          <table:table-cell table:style-name="ce76"/>
          <table:table-cell table:style-name="ce66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0.06_{\delta \hspace{1px} -0.10}$ " calcext:value-type="string">
            <text:p><text:s/>$0.06_{\delta \hspace{1px} -0.10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0.10_{\delta \hspace{1px} -0.04}$ " calcext:value-type="string">
            <text:p><text:s/>$-0.10_{\delta \hspace{1px} -0.04}$ </text:p>
          </table:table-cell>
          <table:table-cell table:style-name="ce66" table:formula="of:=IF(AND([.O24]&lt;&gt;&quot;&quot;; [.P24]&lt;&gt;&quot;&quot;); &quot; $&quot; &amp; TEXT([.O24]; &quot;0.00&quot;) &amp; &quot;_{\delta \hspace{1px} &quot; &amp; TEXT([.P24]; &quot;0.00&quot;) &amp; &quot;}$ &quot;; &quot;&quot;)" office:value-type="string" office:string-value=" $0.20_{\delta \hspace{1px} -0.42}$ " calcext:value-type="string">
            <text:p><text:s/>$0.20_{\delta \hspace{1px} -0.42}$ </text:p>
          </table:table-cell>
          <table:table-cell table:style-name="ce120" table:formula="of:=IF(AND([.Q24]&lt;&gt;&quot;&quot;; [.R24]&lt;&gt;&quot;&quot;); &quot; $&quot; &amp; TEXT([.Q24]; &quot;0.00&quot;) &amp; &quot;_{\delta \hspace{1px} &quot; &amp; TEXT([.R24]; &quot;0.00&quot;) &amp; &quot;}$ &quot;; &quot;&quot;)" office:value-type="string" office:string-value=" $0.32_{\delta \hspace{1px} -0.04}$ " calcext:value-type="string">
            <text:p><text:s/>$0.32_{\delta \hspace{1px} -0.04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7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67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70"/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67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00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large: </text:span>Snips</text:p>
          </table:table-cell>
          <table:table-cell table:style-name="ce19" office:value-type="float" office:value="94.92224022399" calcext:value-type="float">
            <text:p>94.92</text:p>
          </table:table-cell>
          <table:table-cell table:style-name="ce34" office:value-type="float" office:value="1.55808136392771" calcext:value-type="float">
            <text:p>1.56</text:p>
          </table:table-cell>
          <table:table-cell table:style-name="ce19" office:value-type="float" office:value="94.6050200295358" calcext:value-type="float">
            <text:p>94.61</text:p>
          </table:table-cell>
          <table:table-cell table:style-name="ce34" office:value-type="float" office:value="1.61338436933592" calcext:value-type="float">
            <text:p>1.61</text:p>
          </table:table-cell>
          <table:table-cell table:style-name="ce29" office:value-type="float" office:value="95.2500505829492" calcext:value-type="float">
            <text:p>95.25</text:p>
          </table:table-cell>
          <table:table-cell table:style-name="ce29" office:value-type="float" office:value="1.74377551840313" calcext:value-type="float">
            <text:p>1.74</text:p>
          </table:table-cell>
          <table:table-cell table:style-name="ce19" office:value-type="float" office:value="94.0315517428474" calcext:value-type="float">
            <text:p>94.03</text:p>
          </table:table-cell>
          <table:table-cell table:style-name="ce34" office:value-type="float" office:value="1.98741240503379" calcext:value-type="float">
            <text:p>1.99</text:p>
          </table:table-cell>
          <table:table-cell table:style-name="ce56"/>
          <table:table-cell table:style-name="ce19" office:value-type="float" office:value="99.0381740221625" calcext:value-type="float">
            <text:p>99.04</text:p>
          </table:table-cell>
          <table:table-cell table:style-name="ce34" office:value-type="float" office:value="0.499961626947532" calcext:value-type="float">
            <text:p>0.50</text:p>
          </table:table-cell>
          <table:table-cell table:style-name="ce19" office:value-type="float" office:value="98.7084974262685" calcext:value-type="float">
            <text:p>98.71</text:p>
          </table:table-cell>
          <table:table-cell table:style-name="ce34" office:value-type="float" office:value="0.833284206960098" calcext:value-type="float">
            <text:p>0.83</text:p>
          </table:table-cell>
          <table:table-cell table:style-name="ce19" office:value-type="float" office:value="99.3789122270135" calcext:value-type="float">
            <text:p>99.38</text:p>
          </table:table-cell>
          <table:table-cell table:style-name="ce34" office:value-type="float" office:value="0.818599555643205" calcext:value-type="float">
            <text:p>0.82</text:p>
          </table:table-cell>
          <table:table-cell table:style-name="ce29" office:value-type="float" office:value="98.0192804128147" calcext:value-type="float">
            <text:p>98.02</text:p>
          </table:table-cell>
          <table:table-cell table:style-name="ce34" office:value-type="float" office:value="1.50739409390047" calcext:value-type="float">
            <text:p>1.51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large: Snips" calcext:value-type="string">
            <text:p>larg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92_{\pm 1.56}$ " calcext:value-type="string">
            <text:p><text:s/>$94.92_{\pm 1.56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4.61_{\pm 1.61}$ " calcext:value-type="string">
            <text:p><text:s/>$94.61_{\pm 1.61}$ </text:p>
          </table:table-cell>
          <table:table-cell table:style-name="ce67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5.25_{\pm 1.74}$ " calcext:value-type="string">
            <text:p><text:s/>$95.25_{\pm 1.74}$ </text:p>
          </table:table-cell>
          <table:table-cell table:style-name="ce67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4.03_{\pm 1.99}$ " calcext:value-type="string">
            <text:p><text:s/>$94.03_{\pm 1.99}$ </text:p>
          </table:table-cell>
          <table:table-cell table:style-name="ce70"/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9.04_{\pm 0.50}$ " calcext:value-type="string">
            <text:p><text:s/>$99.04_{\pm 0.50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71_{\pm 0.83}$ " calcext:value-type="string">
            <text:p><text:s/>$98.71_{\pm 0.83}$ </text:p>
          </table:table-cell>
          <table:table-cell table:style-name="ce67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9.38_{\pm 0.82}$ " calcext:value-type="string">
            <text:p><text:s/>$99.38_{\pm 0.82}$ </text:p>
          </table:table-cell>
          <table:table-cell table:style-name="ce10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8.02_{\pm 1.51}$ " calcext:value-type="string">
            <text:p><text:s/>$98.02_{\pm 1.51}$ </text:p>
          </table:table-cell>
          <table:table-cell table:style-name="ce28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<text:span text:style-name="T1">base: </text:span>Snips</text:p>
          </table:table-cell>
          <table:table-cell table:style-name="ce19" office:value-type="float" office:value="94.6217768634658" calcext:value-type="float">
            <text:p>94.62</text:p>
          </table:table-cell>
          <table:table-cell table:style-name="ce25" office:value-type="float" office:value="1.88393508792569" calcext:value-type="float">
            <text:p>1.88</text:p>
          </table:table-cell>
          <table:table-cell table:style-name="ce19" office:value-type="float" office:value="94.3241565990289" calcext:value-type="float">
            <text:p>94.32</text:p>
          </table:table-cell>
          <table:table-cell table:style-name="ce25" office:value-type="float" office:value="2.04004871895082" calcext:value-type="float">
            <text:p>2.04</text:p>
          </table:table-cell>
          <table:table-cell table:style-name="ce19" office:value-type="float" office:value="94.9282227005352" calcext:value-type="float">
            <text:p>94.93</text:p>
          </table:table-cell>
          <table:table-cell table:style-name="ce25" office:value-type="float" office:value="1.89220207552267" calcext:value-type="float">
            <text:p>1.89</text:p>
          </table:table-cell>
          <table:table-cell table:style-name="ce19" office:value-type="float" office:value="93.2023105214454" calcext:value-type="float">
            <text:p>93.20</text:p>
          </table:table-cell>
          <table:table-cell table:style-name="ce34" office:value-type="float" office:value="2.25130824004324" calcext:value-type="float">
            <text:p>2.25</text:p>
          </table:table-cell>
          <table:table-cell table:style-name="ce34"/>
          <table:table-cell table:style-name="ce25" office:value-type="float" office:value="98.3929145325338" calcext:value-type="float">
            <text:p>98.39</text:p>
          </table:table-cell>
          <table:table-cell table:style-name="ce34" office:value-type="float" office:value="0.595955332576503" calcext:value-type="float">
            <text:p>0.60</text:p>
          </table:table-cell>
          <table:table-cell table:style-name="ce25" office:value-type="float" office:value="98.081997681709" calcext:value-type="float">
            <text:p>98.08</text:p>
          </table:table-cell>
          <table:table-cell table:style-name="ce34" office:value-type="float" office:value="0.876202634694242" calcext:value-type="float">
            <text:p>0.88</text:p>
          </table:table-cell>
          <table:table-cell table:style-name="ce25" office:value-type="float" office:value="98.7130687290982" calcext:value-type="float">
            <text:p>98.71</text:p>
          </table:table-cell>
          <table:table-cell table:style-name="ce34" office:value-type="float" office:value="0.812082234539164" calcext:value-type="float">
            <text:p>0.81</text:p>
          </table:table-cell>
          <table:table-cell table:style-name="ce19" office:value-type="float" office:value="96.9734481905134" calcext:value-type="float">
            <text:p>96.97</text:p>
          </table:table-cell>
          <table:table-cell table:style-name="ce34" office:value-type="float" office:value="1.43437963929911" calcext:value-type="float">
            <text:p>1.43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27]&lt;&gt;&quot;&quot;; [.A27]; &quot;&quot;)" office:value-type="string" office:string-value="base: Snips" calcext:value-type="string">
            <text:p>base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4.62_{\pm 1.88}$ " calcext:value-type="string">
            <text:p><text:s/>$94.62_{\pm 1.88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4.32_{\pm 2.04}$ " calcext:value-type="string">
            <text:p><text:s/>$94.32_{\pm 2.04}$ </text:p>
          </table:table-cell>
          <table:table-cell table:style-name="ce67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4.93_{\pm 1.89}$ " calcext:value-type="string">
            <text:p><text:s/>$94.93_{\pm 1.89}$ </text:p>
          </table:table-cell>
          <table:table-cell table:style-name="ce67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3.20_{\pm 2.25}$ " calcext:value-type="string">
            <text:p><text:s/>$93.20_{\pm 2.25}$ </text:p>
          </table:table-cell>
          <table:table-cell table:style-name="ce70"/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39_{\pm 0.60}$ " calcext:value-type="string">
            <text:p><text:s/>$98.39_{\pm 0.60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08_{\pm 0.88}$ " calcext:value-type="string">
            <text:p><text:s/>$98.08_{\pm 0.88}$ </text:p>
          </table:table-cell>
          <table:table-cell table:style-name="ce67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8.71_{\pm 0.81}$ " calcext:value-type="string">
            <text:p><text:s/>$98.71_{\pm 0.81}$ </text:p>
          </table:table-cell>
          <table:table-cell table:style-name="ce10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6.97_{\pm 1.43}$ " calcext:value-type="string">
            <text:p><text:s/>$96.97_{\pm 1.43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0.300463360524205" calcext:value-type="float">
            <text:p>0.30</text:p>
          </table:table-cell>
          <table:table-cell table:style-name="ce26" table:formula="of:=IF(OR(ISBLANK([.C26]); ISBLANK([.C27])); &quot;&quot;; ([.C26] - [.C27]))" office:value-type="float" office:value="-0.32585372399798" calcext:value-type="float">
            <text:p>-0.33</text:p>
          </table:table-cell>
          <table:table-cell table:style-name="ce20" table:formula="of:=IF(OR(ISBLANK([.D26]); ISBLANK([.D27])); &quot;&quot;; ([.D26] - [.D27]))" office:value-type="float" office:value="0.280863430506898" calcext:value-type="float">
            <text:p>0.28</text:p>
          </table:table-cell>
          <table:table-cell table:style-name="ce26" table:formula="of:=IF(OR(ISBLANK([.E26]); ISBLANK([.E27])); &quot;&quot;; ([.E26] - [.E27]))" office:value-type="float" office:value="-0.4266643496149" calcext:value-type="float">
            <text:p>-0.43</text:p>
          </table:table-cell>
          <table:table-cell table:style-name="ce20" table:formula="of:=IF(OR(ISBLANK([.F26]); ISBLANK([.F27])); &quot;&quot;; ([.F26] - [.F27]))" office:value-type="float" office:value="0.321827882413999" calcext:value-type="float">
            <text:p>0.32</text:p>
          </table:table-cell>
          <table:table-cell table:style-name="ce26" table:formula="of:=IF(OR(ISBLANK([.G26]); ISBLANK([.G27])); &quot;&quot;; ([.G26] - [.G27]))" office:value-type="float" office:value="-0.14842655711954" calcext:value-type="float">
            <text:p>-0.15</text:p>
          </table:table-cell>
          <table:table-cell table:style-name="ce20" table:formula="of:=IF(OR(ISBLANK([.H26]); ISBLANK([.H27])); &quot;&quot;; ([.H26] - [.H27]))" office:value-type="float" office:value="0.829241221402" calcext:value-type="float">
            <text:p>0.83</text:p>
          </table:table-cell>
          <table:table-cell table:style-name="ce26" table:formula="of:=IF(OR(ISBLANK([.I26]); ISBLANK([.I27])); &quot;&quot;; ([.I26] - [.I27]))" office:value-type="float" office:value="-0.26389583500945" calcext:value-type="float">
            <text:p>-0.26</text:p>
          </table:table-cell>
          <table:table-cell table:style-name="ce42"/>
          <table:table-cell table:style-name="ce20" table:formula="of:=IF(OR(ISBLANK([.K26]); ISBLANK([.K27])); &quot;&quot;; ([.K26] - [.K27]))" office:value-type="float" office:value="0.6452594896287" calcext:value-type="float">
            <text:p>0.65</text:p>
          </table:table-cell>
          <table:table-cell table:style-name="ce26" table:formula="of:=IF(OR(ISBLANK([.L26]); ISBLANK([.L27])); &quot;&quot;; ([.L26] - [.L27]))" office:value-type="float" office:value="-0.095993705628971" calcext:value-type="float">
            <text:p>-0.10</text:p>
          </table:table-cell>
          <table:table-cell table:style-name="ce20" table:formula="of:=IF(OR(ISBLANK([.M26]); ISBLANK([.M27])); &quot;&quot;; ([.M26] - [.M27]))" office:value-type="float" office:value="0.626499744559496" calcext:value-type="float">
            <text:p>0.63</text:p>
          </table:table-cell>
          <table:table-cell table:style-name="ce26" table:formula="of:=IF(OR(ISBLANK([.N26]); ISBLANK([.N27])); &quot;&quot;; ([.N26] - [.N27]))" office:value-type="float" office:value="-0.042918427734144" calcext:value-type="float">
            <text:p>-0.04</text:p>
          </table:table-cell>
          <table:table-cell table:style-name="ce20" table:formula="of:=IF(OR(ISBLANK([.O26]); ISBLANK([.O27])); &quot;&quot;; ([.O26] - [.O27]))" office:value-type="float" office:value="0.665843497915304" calcext:value-type="float">
            <text:p>0.67</text:p>
          </table:table-cell>
          <table:table-cell table:style-name="ce26" table:formula="of:=IF(OR(ISBLANK([.P26]); ISBLANK([.P27])); &quot;&quot;; ([.P26] - [.P27]))" office:value-type="float" office:value="0.00651732110404102" calcext:value-type="float">
            <text:p>0.01</text:p>
          </table:table-cell>
          <table:table-cell table:style-name="ce20" table:formula="of:=IF(OR(ISBLANK([.Q26]); ISBLANK([.Q27])); &quot;&quot;; ([.Q26] - [.Q27]))" office:value-type="float" office:value="1.0458322223013" calcext:value-type="float">
            <text:p>1.05</text:p>
          </table:table-cell>
          <table:table-cell table:style-name="ce26" table:formula="of:=IF(OR(ISBLANK([.R26]); ISBLANK([.R27])); &quot;&quot;; ([.R26] - [.R27]))" office:value-type="float" office:value="0.07301445460136" calcext:value-type="float">
            <text:p>0.07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0.30_{\delta \hspace{1px} -0.33}$ " calcext:value-type="string">
            <text:p><text:s/>$0.30_{\delta \hspace{1px} -0.33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28_{\delta \hspace{1px} -0.43}$ " calcext:value-type="string">
            <text:p><text:s/>$0.28_{\delta \hspace{1px} -0.43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0.32_{\delta \hspace{1px} -0.15}$ " calcext:value-type="string">
            <text:p><text:s/>$0.32_{\delta \hspace{1px} -0.15}$ </text:p>
          </table:table-cell>
          <table:table-cell table:style-name="ce61" table:formula="of:=IF(AND([.H28]&lt;&gt;&quot;&quot;; [.I28]&lt;&gt;&quot;&quot;); &quot; $&quot; &amp; TEXT([.H28]; &quot;0.00&quot;) &amp; &quot;_{\delta \hspace{1px} &quot; &amp; TEXT([.I28]; &quot;0.00&quot;) &amp; &quot;}$ &quot;; &quot;&quot;)" office:value-type="string" office:string-value=" $0.83_{\delta \hspace{1px} -0.26}$ " calcext:value-type="string">
            <text:p><text:s/>$0.83_{\delta \hspace{1px} -0.26}$ </text:p>
          </table:table-cell>
          <table:table-cell table:style-name="ce76"/>
          <table:table-cell table:style-name="ce66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65_{\delta \hspace{1px} -0.10}$ " calcext:value-type="string">
            <text:p><text:s/>$0.65_{\delta \hspace{1px} -0.10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0.63_{\delta \hspace{1px} -0.04}$ " calcext:value-type="string">
            <text:p><text:s/>$0.63_{\delta \hspace{1px} -0.04}$ </text:p>
          </table:table-cell>
          <table:table-cell table:style-name="ce66" table:formula="of:=IF(AND([.O28]&lt;&gt;&quot;&quot;; [.P28]&lt;&gt;&quot;&quot;); &quot; $&quot; &amp; TEXT([.O28]; &quot;0.00&quot;) &amp; &quot;_{\delta \hspace{1px} &quot; &amp; TEXT([.P28]; &quot;0.00&quot;) &amp; &quot;}$ &quot;; &quot;&quot;)" office:value-type="string" office:string-value=" $0.67_{\delta \hspace{1px} 0.01}$ " calcext:value-type="string">
            <text:p><text:s/>$0.67_{\delta \hspace{1px} 0.01}$ </text:p>
          </table:table-cell>
          <table:table-cell table:style-name="ce120" table:formula="of:=IF(AND([.Q28]&lt;&gt;&quot;&quot;; [.R28]&lt;&gt;&quot;&quot;); &quot; $&quot; &amp; TEXT([.Q28]; &quot;0.00&quot;) &amp; &quot;_{\delta \hspace{1px} &quot; &amp; TEXT([.R28]; &quot;0.00&quot;) &amp; &quot;}$ &quot;; &quot;&quot;)" office:value-type="string" office:string-value=" $1.05_{\delta \hspace{1px} 0.07}$ " calcext:value-type="string">
            <text:p><text:s/>$1.05_{\delta \hspace{1px} 0.07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7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67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70"/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67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00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large: </text:span>WikiWars</text:p>
          </table:table-cell>
          <table:table-cell table:style-name="ce19" office:value-type="float" office:value="93.4860006218099" calcext:value-type="float">
            <text:p>93.49</text:p>
          </table:table-cell>
          <table:table-cell table:style-name="ce34" office:value-type="float" office:value="1.57112866426473" calcext:value-type="float">
            <text:p>1.57</text:p>
          </table:table-cell>
          <table:table-cell table:style-name="ce19" office:value-type="float" office:value="92.8013262644007" calcext:value-type="float">
            <text:p>92.80</text:p>
          </table:table-cell>
          <table:table-cell table:style-name="ce34" office:value-type="float" office:value="1.6141524037202" calcext:value-type="float">
            <text:p>1.61</text:p>
          </table:table-cell>
          <table:table-cell table:style-name="ce29" office:value-type="float" office:value="94.1847538049013" calcext:value-type="float">
            <text:p>94.18</text:p>
          </table:table-cell>
          <table:table-cell table:style-name="ce25" office:value-type="float" office:value="1.64368329669374" calcext:value-type="float">
            <text:p>1.64</text:p>
          </table:table-cell>
          <table:table-cell table:style-name="ce19" office:value-type="float" office:value="92.217628202829" calcext:value-type="float">
            <text:p>92.22</text:p>
          </table:table-cell>
          <table:table-cell table:style-name="ce34" office:value-type="float" office:value="1.29708383720007" calcext:value-type="float">
            <text:p>1.30</text:p>
          </table:table-cell>
          <table:table-cell table:style-name="ce56"/>
          <table:table-cell table:style-name="ce19" office:value-type="float" office:value="97.6074857143193" calcext:value-type="float">
            <text:p>97.61</text:p>
          </table:table-cell>
          <table:table-cell table:style-name="ce34" office:value-type="float" office:value="0.638603329273732" calcext:value-type="float">
            <text:p>0.64</text:p>
          </table:table-cell>
          <table:table-cell table:style-name="ce19" office:value-type="float" office:value="96.894413320679" calcext:value-type="float">
            <text:p>96.89</text:p>
          </table:table-cell>
          <table:table-cell table:style-name="ce34" office:value-type="float" office:value="0.969241900345165" calcext:value-type="float">
            <text:p>0.97</text:p>
          </table:table-cell>
          <table:table-cell table:style-name="ce19" office:value-type="float" office:value="98.3351832386399" calcext:value-type="float">
            <text:p>98.34</text:p>
          </table:table-cell>
          <table:table-cell table:style-name="ce34" office:value-type="float" office:value="0.504937710181863" calcext:value-type="float">
            <text:p>0.50</text:p>
          </table:table-cell>
          <table:table-cell table:style-name="ce29" office:value-type="float" office:value="95.8755403484458" calcext:value-type="float">
            <text:p>95.88</text:p>
          </table:table-cell>
          <table:table-cell table:style-name="ce34" office:value-type="float" office:value="0.835352429642282" calcext:value-type="float">
            <text:p>0.84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0]&lt;&gt;&quot;&quot;; [.A30]; &quot;&quot;)" office:value-type="string" office:string-value="large: WikiWars" calcext:value-type="string">
            <text:p>larg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3.49_{\pm 1.57}$ " calcext:value-type="string">
            <text:p><text:s/>$93.49_{\pm 1.57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2.80_{\pm 1.61}$ " calcext:value-type="string">
            <text:p><text:s/>$92.80_{\pm 1.61}$ </text:p>
          </table:table-cell>
          <table:table-cell table:style-name="ce67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18_{\pm 1.64}$ " calcext:value-type="string">
            <text:p><text:s/>$94.18_{\pm 1.64}$ </text:p>
          </table:table-cell>
          <table:table-cell table:style-name="ce67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2.22_{\pm 1.30}$ " calcext:value-type="string">
            <text:p><text:s/>$92.22_{\pm 1.30}$ </text:p>
          </table:table-cell>
          <table:table-cell table:style-name="ce70"/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61_{\pm 0.64}$ " calcext:value-type="string">
            <text:p><text:s/>$97.61_{\pm 0.64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6.89_{\pm 0.97}$ " calcext:value-type="string">
            <text:p><text:s/>$96.89_{\pm 0.97}$ </text:p>
          </table:table-cell>
          <table:table-cell table:style-name="ce67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8.34_{\pm 0.50}$ " calcext:value-type="string">
            <text:p><text:s/>$98.34_{\pm 0.50}$ </text:p>
          </table:table-cell>
          <table:table-cell table:style-name="ce10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5.88_{\pm 0.84}$ " calcext:value-type="string">
            <text:p><text:s/>$95.88_{\pm 0.84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4" office:value-type="string" calcext:value-type="string">
            <text:p><text:span text:style-name="T1">base: </text:span>WikiWars</text:p>
          </table:table-cell>
          <table:table-cell table:style-name="ce19" office:value-type="float" office:value="93.668878515315" calcext:value-type="float">
            <text:p>93.67</text:p>
          </table:table-cell>
          <table:table-cell table:style-name="ce25" office:value-type="float" office:value="1.31462019224049" calcext:value-type="float">
            <text:p>1.31</text:p>
          </table:table-cell>
          <table:table-cell table:style-name="ce19" office:value-type="float" office:value="93.2789752770665" calcext:value-type="float">
            <text:p>93.28</text:p>
          </table:table-cell>
          <table:table-cell table:style-name="ce25" office:value-type="float" office:value="1.35206458605717" calcext:value-type="float">
            <text:p>1.35</text:p>
          </table:table-cell>
          <table:table-cell table:style-name="ce19" office:value-type="float" office:value="94.068062232937" calcext:value-type="float">
            <text:p>94.07</text:p>
          </table:table-cell>
          <table:table-cell table:style-name="ce25" office:value-type="float" office:value="1.48179475333916" calcext:value-type="float">
            <text:p>1.48</text:p>
          </table:table-cell>
          <table:table-cell table:style-name="ce19" office:value-type="float" office:value="92.2900448278747" calcext:value-type="float">
            <text:p>92.29</text:p>
          </table:table-cell>
          <table:table-cell table:style-name="ce34" office:value-type="float" office:value="1.07549621815338" calcext:value-type="float">
            <text:p>1.08</text:p>
          </table:table-cell>
          <table:table-cell table:style-name="ce34"/>
          <table:table-cell table:style-name="ce25" office:value-type="float" office:value="97.4582294760092" calcext:value-type="float">
            <text:p>97.46</text:p>
          </table:table-cell>
          <table:table-cell table:style-name="ce34" office:value-type="float" office:value="0.857976238059638" calcext:value-type="float">
            <text:p>0.86</text:p>
          </table:table-cell>
          <table:table-cell table:style-name="ce25" office:value-type="float" office:value="97.0530703001774" calcext:value-type="float">
            <text:p>97.05</text:p>
          </table:table-cell>
          <table:table-cell table:style-name="ce34" office:value-type="float" office:value="0.978564358754827" calcext:value-type="float">
            <text:p>0.98</text:p>
          </table:table-cell>
          <table:table-cell table:style-name="ce25" office:value-type="float" office:value="97.8730266057877" calcext:value-type="float">
            <text:p>97.87</text:p>
          </table:table-cell>
          <table:table-cell table:style-name="ce34" office:value-type="float" office:value="1.05946555063264" calcext:value-type="float">
            <text:p>1.06</text:p>
          </table:table-cell>
          <table:table-cell table:style-name="ce19" office:value-type="float" office:value="95.6199366738482" calcext:value-type="float">
            <text:p>95.62</text:p>
          </table:table-cell>
          <table:table-cell table:style-name="ce34" office:value-type="float" office:value="1.1184146068948" calcext:value-type="float">
            <text:p>1.12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1]&lt;&gt;&quot;&quot;; [.A31]; &quot;&quot;)" office:value-type="string" office:string-value="base: WikiWars" calcext:value-type="string">
            <text:p>base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3.67_{\pm 1.31}$ " calcext:value-type="string">
            <text:p><text:s/>$93.67_{\pm 1.31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28_{\pm 1.35}$ " calcext:value-type="string">
            <text:p><text:s/>$93.28_{\pm 1.35}$ </text:p>
          </table:table-cell>
          <table:table-cell table:style-name="ce67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07_{\pm 1.48}$ " calcext:value-type="string">
            <text:p><text:s/>$94.07_{\pm 1.48}$ </text:p>
          </table:table-cell>
          <table:table-cell table:style-name="ce67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2.29_{\pm 1.08}$ " calcext:value-type="string">
            <text:p><text:s/>$92.29_{\pm 1.08}$ </text:p>
          </table:table-cell>
          <table:table-cell table:style-name="ce70"/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46_{\pm 0.86}$ " calcext:value-type="string">
            <text:p><text:s/>$97.46_{\pm 0.86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05_{\pm 0.98}$ " calcext:value-type="string">
            <text:p><text:s/>$97.05_{\pm 0.98}$ </text:p>
          </table:table-cell>
          <table:table-cell table:style-name="ce67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7.87_{\pm 1.06}$ " calcext:value-type="string">
            <text:p><text:s/>$97.87_{\pm 1.06}$ </text:p>
          </table:table-cell>
          <table:table-cell table:style-name="ce10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5.62_{\pm 1.12}$ " calcext:value-type="string">
            <text:p><text:s/>$95.62_{\pm 1.12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-0.182877893505108" calcext:value-type="float">
            <text:p>-0.18</text:p>
          </table:table-cell>
          <table:table-cell table:style-name="ce26" table:formula="of:=IF(OR(ISBLANK([.C30]); ISBLANK([.C31])); &quot;&quot;; ([.C30] - [.C31]))" office:value-type="float" office:value="0.25650847202424" calcext:value-type="float">
            <text:p>0.26</text:p>
          </table:table-cell>
          <table:table-cell table:style-name="ce20" table:formula="of:=IF(OR(ISBLANK([.D30]); ISBLANK([.D31])); &quot;&quot;; ([.D30] - [.D31]))" office:value-type="float" office:value="-0.477649012665793" calcext:value-type="float">
            <text:p>-0.48</text:p>
          </table:table-cell>
          <table:table-cell table:style-name="ce26" table:formula="of:=IF(OR(ISBLANK([.E30]); ISBLANK([.E31])); &quot;&quot;; ([.E30] - [.E31]))" office:value-type="float" office:value="0.26208781766303" calcext:value-type="float">
            <text:p>0.26</text:p>
          </table:table-cell>
          <table:table-cell table:style-name="ce20" table:formula="of:=IF(OR(ISBLANK([.F30]); ISBLANK([.F31])); &quot;&quot;; ([.F30] - [.F31]))" office:value-type="float" office:value="0.11669157196431" calcext:value-type="float">
            <text:p>0.12</text:p>
          </table:table-cell>
          <table:table-cell table:style-name="ce26" table:formula="of:=IF(OR(ISBLANK([.G30]); ISBLANK([.G31])); &quot;&quot;; ([.G30] - [.G31]))" office:value-type="float" office:value="0.16188854335458" calcext:value-type="float">
            <text:p>0.16</text:p>
          </table:table-cell>
          <table:table-cell table:style-name="ce20" table:formula="of:=IF(OR(ISBLANK([.H30]); ISBLANK([.H31])); &quot;&quot;; ([.H30] - [.H31]))" office:value-type="float" office:value="-0.0724166250456904" calcext:value-type="float">
            <text:p>-0.07</text:p>
          </table:table-cell>
          <table:table-cell table:style-name="ce26" table:formula="of:=IF(OR(ISBLANK([.I30]); ISBLANK([.I31])); &quot;&quot;; ([.I30] - [.I31]))" office:value-type="float" office:value="0.22158761904669" calcext:value-type="float">
            <text:p>0.22</text:p>
          </table:table-cell>
          <table:table-cell table:style-name="ce42"/>
          <table:table-cell table:style-name="ce20" table:formula="of:=IF(OR(ISBLANK([.K30]); ISBLANK([.K31])); &quot;&quot;; ([.K30] - [.K31]))" office:value-type="float" office:value="0.149256238310102" calcext:value-type="float">
            <text:p>0.15</text:p>
          </table:table-cell>
          <table:table-cell table:style-name="ce26" table:formula="of:=IF(OR(ISBLANK([.L30]); ISBLANK([.L31])); &quot;&quot;; ([.L30] - [.L31]))" office:value-type="float" office:value="-0.219372908785906" calcext:value-type="float">
            <text:p>-0.22</text:p>
          </table:table-cell>
          <table:table-cell table:style-name="ce20" table:formula="of:=IF(OR(ISBLANK([.M30]); ISBLANK([.M31])); &quot;&quot;; ([.M30] - [.M31]))" office:value-type="float" office:value="-0.158656979498389" calcext:value-type="float">
            <text:p>-0.16</text:p>
          </table:table-cell>
          <table:table-cell table:style-name="ce26" table:formula="of:=IF(OR(ISBLANK([.N30]); ISBLANK([.N31])); &quot;&quot;; ([.N30] - [.N31]))" office:value-type="float" office:value="-0.00932245840966195" calcext:value-type="float">
            <text:p>-0.01</text:p>
          </table:table-cell>
          <table:table-cell table:style-name="ce20" table:formula="of:=IF(OR(ISBLANK([.O30]); ISBLANK([.O31])); &quot;&quot;; ([.O30] - [.O31]))" office:value-type="float" office:value="0.462156632852199" calcext:value-type="float">
            <text:p>0.46</text:p>
          </table:table-cell>
          <table:table-cell table:style-name="ce26" table:formula="of:=IF(OR(ISBLANK([.P30]); ISBLANK([.P31])); &quot;&quot;; ([.P30] - [.P31]))" office:value-type="float" office:value="-0.554527840450777" calcext:value-type="float">
            <text:p>-0.55</text:p>
          </table:table-cell>
          <table:table-cell table:style-name="ce20" table:formula="of:=IF(OR(ISBLANK([.Q30]); ISBLANK([.Q31])); &quot;&quot;; ([.Q30] - [.Q31]))" office:value-type="float" office:value="0.255603674597595" calcext:value-type="float">
            <text:p>0.26</text:p>
          </table:table-cell>
          <table:table-cell table:style-name="ce26" table:formula="of:=IF(OR(ISBLANK([.R30]); ISBLANK([.R31])); &quot;&quot;; ([.R30] - [.R31]))" office:value-type="float" office:value="-0.283062177252518" calcext:value-type="float">
            <text:p>-0.28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-0.18_{\delta \hspace{1px} 0.26}$ " calcext:value-type="string">
            <text:p><text:s/>$-0.18_{\delta \hspace{1px} 0.26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48_{\delta \hspace{1px} 0.26}$ " calcext:value-type="string">
            <text:p><text:s/>$-0.48_{\delta \hspace{1px} 0.26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12_{\delta \hspace{1px} 0.16}$ " calcext:value-type="string">
            <text:p><text:s/>$0.12_{\delta \hspace{1px} 0.16}$ </text:p>
          </table:table-cell>
          <table:table-cell table:style-name="ce61" table:formula="of:=IF(AND([.H32]&lt;&gt;&quot;&quot;; [.I32]&lt;&gt;&quot;&quot;); &quot; $&quot; &amp; TEXT([.H32]; &quot;0.00&quot;) &amp; &quot;_{\delta \hspace{1px} &quot; &amp; TEXT([.I32]; &quot;0.00&quot;) &amp; &quot;}$ &quot;; &quot;&quot;)" office:value-type="string" office:string-value=" $-0.07_{\delta \hspace{1px} 0.22}$ " calcext:value-type="string">
            <text:p><text:s/>$-0.07_{\delta \hspace{1px} 0.22}$ </text:p>
          </table:table-cell>
          <table:table-cell table:style-name="ce76"/>
          <table:table-cell table:style-name="ce66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15_{\delta \hspace{1px} -0.22}$ " calcext:value-type="string">
            <text:p><text:s/>$0.15_{\delta \hspace{1px} -0.22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-0.16_{\delta \hspace{1px} -0.01}$ " calcext:value-type="string">
            <text:p><text:s/>$-0.16_{\delta \hspace{1px} -0.01}$ </text:p>
          </table:table-cell>
          <table:table-cell table:style-name="ce66" table:formula="of:=IF(AND([.O32]&lt;&gt;&quot;&quot;; [.P32]&lt;&gt;&quot;&quot;); &quot; $&quot; &amp; TEXT([.O32]; &quot;0.00&quot;) &amp; &quot;_{\delta \hspace{1px} &quot; &amp; TEXT([.P32]; &quot;0.00&quot;) &amp; &quot;}$ &quot;; &quot;&quot;)" office:value-type="string" office:string-value=" $0.46_{\delta \hspace{1px} -0.55}$ " calcext:value-type="string">
            <text:p><text:s/>$0.46_{\delta \hspace{1px} -0.55}$ </text:p>
          </table:table-cell>
          <table:table-cell table:style-name="ce120" table:formula="of:=IF(AND([.Q32]&lt;&gt;&quot;&quot;; [.R32]&lt;&gt;&quot;&quot;); &quot; $&quot; &amp; TEXT([.Q32]; &quot;0.00&quot;) &amp; &quot;_{\delta \hspace{1px} &quot; &amp; TEXT([.R32]; &quot;0.00&quot;) &amp; &quot;}$ &quot;; &quot;&quot;)" office:value-type="string" office:string-value=" $0.26_{\delta \hspace{1px} -0.28}$ " calcext:value-type="string">
            <text:p><text:s/>$0.26_{\delta \hspace{1px} -0.28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19"/>
          <table:table-cell table:style-name="ce34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34"/>
          <table:table-cell table:style-name="ce25"/>
          <table:table-cell table:style-name="ce28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7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67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70"/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67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00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large: </text:span>Tweets</text:p>
          </table:table-cell>
          <table:table-cell table:style-name="ce19" office:value-type="float" office:value="87.9635516148393" calcext:value-type="float">
            <text:p>87.96</text:p>
          </table:table-cell>
          <table:table-cell table:style-name="ce25" office:value-type="float" office:value="2.92526168620684" calcext:value-type="float">
            <text:p>2.93</text:p>
          </table:table-cell>
          <table:table-cell table:style-name="ce19" office:value-type="float" office:value="87.2754242495349" calcext:value-type="float">
            <text:p>87.28</text:p>
          </table:table-cell>
          <table:table-cell table:style-name="ce25" office:value-type="float" office:value="4.24325836173125" calcext:value-type="float">
            <text:p>4.24</text:p>
          </table:table-cell>
          <table:table-cell table:style-name="ce19" office:value-type="float" office:value="88.7282421837049" calcext:value-type="float">
            <text:p>88.73</text:p>
          </table:table-cell>
          <table:table-cell table:style-name="ce25" office:value-type="float" office:value="1.98345161422169" calcext:value-type="float">
            <text:p>1.98</text:p>
          </table:table-cell>
          <table:table-cell table:style-name="ce19" office:value-type="float" office:value="84.8767978101587" calcext:value-type="float">
            <text:p>84.88</text:p>
          </table:table-cell>
          <table:table-cell table:style-name="ce34" office:value-type="float" office:value="3.4156141321918" calcext:value-type="float">
            <text:p>3.42</text:p>
          </table:table-cell>
          <table:table-cell table:style-name="ce34"/>
          <table:table-cell table:style-name="ce25" office:value-type="float" office:value="94.7369372491191" calcext:value-type="float">
            <text:p>94.74</text:p>
          </table:table-cell>
          <table:table-cell table:style-name="ce34" office:value-type="float" office:value="1.5118594515718" calcext:value-type="float">
            <text:p>1.51</text:p>
          </table:table-cell>
          <table:table-cell table:style-name="ce25" office:value-type="float" office:value="93.9707761224916" calcext:value-type="float">
            <text:p>93.97</text:p>
          </table:table-cell>
          <table:table-cell table:style-name="ce34" office:value-type="float" office:value="3.02788501309373" calcext:value-type="float">
            <text:p>3.03</text:p>
          </table:table-cell>
          <table:table-cell table:style-name="ce25" office:value-type="float" office:value="95.5877659821898" calcext:value-type="float">
            <text:p>95.59</text:p>
          </table:table-cell>
          <table:table-cell table:style-name="ce34" office:value-type="float" office:value="1.28813525980284" calcext:value-type="float">
            <text:p>1.29</text:p>
          </table:table-cell>
          <table:table-cell table:style-name="ce19" office:value-type="float" office:value="90.1571283595855" calcext:value-type="float">
            <text:p>90.16</text:p>
          </table:table-cell>
          <table:table-cell table:style-name="ce34" office:value-type="float" office:value="2.53077876340068" calcext:value-type="float">
            <text:p>2.53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4]&lt;&gt;&quot;&quot;; [.A34]; &quot;&quot;)" office:value-type="string" office:string-value="large: Tweets" calcext:value-type="string">
            <text:p>large: Tweets</text:p>
          </table:table-cell>
          <table:table-cell table:style-name="ce63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7.96_{\pm 2.93}$ " calcext:value-type="string">
            <text:p><text:s/>$87.96_{\pm 2.93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7.28_{\pm 4.24}$ " calcext:value-type="string">
            <text:p><text:s/>$87.28_{\pm 4.24}$ </text:p>
          </table:table-cell>
          <table:table-cell table:style-name="ce67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88.73_{\pm 1.98}$ " calcext:value-type="string">
            <text:p><text:s/>$88.73_{\pm 1.98}$ </text:p>
          </table:table-cell>
          <table:table-cell table:style-name="ce67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84.88_{\pm 3.42}$ " calcext:value-type="string">
            <text:p><text:s/>$84.88_{\pm 3.42}$ </text:p>
          </table:table-cell>
          <table:table-cell table:style-name="ce70"/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74_{\pm 1.51}$ " calcext:value-type="string">
            <text:p><text:s/>$94.74_{\pm 1.51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3.97_{\pm 3.03}$ " calcext:value-type="string">
            <text:p><text:s/>$93.97_{\pm 3.03}$ </text:p>
          </table:table-cell>
          <table:table-cell table:style-name="ce67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95.59_{\pm 1.29}$ " calcext:value-type="string">
            <text:p><text:s/>$95.59_{\pm 1.29}$ </text:p>
          </table:table-cell>
          <table:table-cell table:style-name="ce10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90.16_{\pm 2.53}$ " calcext:value-type="string">
            <text:p><text:s/>$90.16_{\pm 2.53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base: </text:span>Tweets</text:p>
          </table:table-cell>
          <table:table-cell table:style-name="ce19" office:value-type="float" office:value="88.4118534234375" calcext:value-type="float">
            <text:p>88.41</text:p>
          </table:table-cell>
          <table:table-cell table:style-name="ce25" office:value-type="float" office:value="2.56769174403146" calcext:value-type="float">
            <text:p>2.57</text:p>
          </table:table-cell>
          <table:table-cell table:style-name="ce19" office:value-type="float" office:value="88.1505849407149" calcext:value-type="float">
            <text:p>88.15</text:p>
          </table:table-cell>
          <table:table-cell table:style-name="ce25" office:value-type="float" office:value="3.29290891952933" calcext:value-type="float">
            <text:p>3.29</text:p>
          </table:table-cell>
          <table:table-cell table:style-name="ce19" office:value-type="float" office:value="88.7261693644346" calcext:value-type="float">
            <text:p>88.73</text:p>
          </table:table-cell>
          <table:table-cell table:style-name="ce25" office:value-type="float" office:value="2.62023192303346" calcext:value-type="float">
            <text:p>2.62</text:p>
          </table:table-cell>
          <table:table-cell table:style-name="ce19" office:value-type="float" office:value="85.4980719865169" calcext:value-type="float">
            <text:p>85.50</text:p>
          </table:table-cell>
          <table:table-cell table:style-name="ce34" office:value-type="float" office:value="2.52312918479483" calcext:value-type="float">
            <text:p>2.52</text:p>
          </table:table-cell>
          <table:table-cell table:style-name="ce34"/>
          <table:table-cell table:style-name="ce25" office:value-type="float" office:value="94.9921909498528" calcext:value-type="float">
            <text:p>94.99</text:p>
          </table:table-cell>
          <table:table-cell table:style-name="ce34" office:value-type="float" office:value="1.82441107471742" calcext:value-type="float">
            <text:p>1.82</text:p>
          </table:table-cell>
          <table:table-cell table:style-name="ce25" office:value-type="float" office:value="94.7146660640821" calcext:value-type="float">
            <text:p>94.71</text:p>
          </table:table-cell>
          <table:table-cell table:style-name="ce34" office:value-type="float" office:value="2.94505165400605" calcext:value-type="float">
            <text:p>2.95</text:p>
          </table:table-cell>
          <table:table-cell table:style-name="ce25" office:value-type="float" office:value="95.3264001030496" calcext:value-type="float">
            <text:p>95.33</text:p>
          </table:table-cell>
          <table:table-cell table:style-name="ce34" office:value-type="float" office:value="1.75676723134864" calcext:value-type="float">
            <text:p>1.76</text:p>
          </table:table-cell>
          <table:table-cell table:style-name="ce19" office:value-type="float" office:value="90.2551475348369" calcext:value-type="float">
            <text:p>90.26</text:p>
          </table:table-cell>
          <table:table-cell table:style-name="ce34" office:value-type="float" office:value="3.2900239693859" calcext:value-type="float">
            <text:p>3.29</text:p>
          </table:table-cell>
          <table:table-cell table:style-name="ce25"/>
          <table:table-cell table:style-name="ce28"/>
          <table:table-cell table:style-name="ce115"/>
          <table:table-cell table:style-name="ce44" table:formula="of:=IF([.A35]&lt;&gt;&quot;&quot;; [.A35]; &quot;&quot;)" office:value-type="string" office:string-value="base: Tweets" calcext:value-type="string">
            <text:p>base: Tweets</text:p>
          </table:table-cell>
          <table:table-cell table:style-name="ce63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8.41_{\pm 2.57}$ " calcext:value-type="string">
            <text:p><text:s/>$88.41_{\pm 2.57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8.15_{\pm 3.29}$ " calcext:value-type="string">
            <text:p><text:s/>$88.15_{\pm 3.29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8.73_{\pm 2.62}$ " calcext:value-type="string">
            <text:p><text:s/>$88.73_{\pm 2.62}$ </text:p>
          </table:table-cell>
          <table:table-cell table:style-name="ce67" table:formula="of:=IF(AND([.H35]&lt;&gt;&quot;&quot;; [.I35]&lt;&gt;&quot;&quot;); &quot; $&quot; &amp; TEXT([.H35]; &quot;0.00&quot;) &amp; &quot;_{\pm &quot; &amp; TEXT([.I35]; &quot;0.00&quot;) &amp; &quot;}$ &quot;; &quot;&quot;)" office:value-type="string" office:string-value=" $85.50_{\pm 2.52}$ " calcext:value-type="string">
            <text:p><text:s/>$85.50_{\pm 2.52}$ </text:p>
          </table:table-cell>
          <table:table-cell table:style-name="ce70"/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4.99_{\pm 1.82}$ " calcext:value-type="string">
            <text:p><text:s/>$94.99_{\pm 1.82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4.71_{\pm 2.95}$ " calcext:value-type="string">
            <text:p><text:s/>$94.71_{\pm 2.95}$ </text:p>
          </table:table-cell>
          <table:table-cell table:style-name="ce67" table:formula="of:=IF(AND([.O35]&lt;&gt;&quot;&quot;; [.P35]&lt;&gt;&quot;&quot;); &quot; $&quot; &amp; TEXT([.O35]; &quot;0.00&quot;) &amp; &quot;_{\pm &quot; &amp; TEXT([.P35]; &quot;0.00&quot;) &amp; &quot;}$ &quot;; &quot;&quot;)" office:value-type="string" office:string-value=" $95.33_{\pm 1.76}$ " calcext:value-type="string">
            <text:p><text:s/>$95.33_{\pm 1.76}$ </text:p>
          </table:table-cell>
          <table:table-cell table:style-name="ce100" table:formula="of:=IF(AND([.Q35]&lt;&gt;&quot;&quot;; [.R35]&lt;&gt;&quot;&quot;); &quot; $&quot; &amp; TEXT([.Q35]; &quot;0.00&quot;) &amp; &quot;_{\pm &quot; &amp; TEXT([.R35]; &quot;0.00&quot;) &amp; &quot;}$ &quot;; &quot;&quot;)" office:value-type="string" office:string-value=" $90.26_{\pm 3.29}$ " calcext:value-type="string">
            <text:p><text:s/>$90.26_{\pm 3.29}$ </text:p>
          </table:table-cell>
          <table:table-cell table:style-name="ce28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-0.448301808598202" calcext:value-type="float">
            <text:p>-0.45</text:p>
          </table:table-cell>
          <table:table-cell table:style-name="ce107" table:formula="of:=IF(OR(ISBLANK([.C34]); ISBLANK([.C35])); &quot;&quot;; ([.C34] - [.C35]))" office:value-type="float" office:value="0.35756994217538" calcext:value-type="float">
            <text:p>0.36</text:p>
          </table:table-cell>
          <table:table-cell table:style-name="ce94" table:formula="of:=IF(OR(ISBLANK([.D34]); ISBLANK([.D35])); &quot;&quot;; ([.D34] - [.D35]))" office:value-type="float" office:value="-0.87516069118" calcext:value-type="float">
            <text:p>-0.88</text:p>
          </table:table-cell>
          <table:table-cell table:style-name="ce107" table:formula="of:=IF(OR(ISBLANK([.E34]); ISBLANK([.E35])); &quot;&quot;; ([.E34] - [.E35]))" office:value-type="float" office:value="0.95034944220192" calcext:value-type="float">
            <text:p>0.95</text:p>
          </table:table-cell>
          <table:table-cell table:style-name="ce94" table:formula="of:=IF(OR(ISBLANK([.F34]); ISBLANK([.F35])); &quot;&quot;; ([.F34] - [.F35]))" office:value-type="float" office:value="0.00207281927029612" calcext:value-type="float">
            <text:p>0.00</text:p>
          </table:table-cell>
          <table:table-cell table:style-name="ce107" table:formula="of:=IF(OR(ISBLANK([.G34]); ISBLANK([.G35])); &quot;&quot;; ([.G34] - [.G35]))" office:value-type="float" office:value="-0.63678030881177" calcext:value-type="float">
            <text:p>-0.64</text:p>
          </table:table-cell>
          <table:table-cell table:style-name="ce94" table:formula="of:=IF(OR(ISBLANK([.H34]); ISBLANK([.H35])); &quot;&quot;; ([.H34] - [.H35]))" office:value-type="float" office:value="-0.621274176358199" calcext:value-type="float">
            <text:p>-0.62</text:p>
          </table:table-cell>
          <table:table-cell table:style-name="ce107" table:formula="of:=IF(OR(ISBLANK([.I34]); ISBLANK([.I35])); &quot;&quot;; ([.I34] - [.I35]))" office:value-type="float" office:value="0.89248494739697" calcext:value-type="float">
            <text:p>0.89</text:p>
          </table:table-cell>
          <table:table-cell table:style-name="ce54"/>
          <table:table-cell table:style-name="ce94" table:formula="of:=IF(OR(ISBLANK([.K34]); ISBLANK([.K35])); &quot;&quot;; ([.K34] - [.K35]))" office:value-type="float" office:value="-0.255253700733704" calcext:value-type="float">
            <text:p>-0.26</text:p>
          </table:table-cell>
          <table:table-cell table:style-name="ce107" table:formula="of:=IF(OR(ISBLANK([.L34]); ISBLANK([.L35])); &quot;&quot;; ([.L34] - [.L35]))" office:value-type="float" office:value="-0.31255162314562" calcext:value-type="float">
            <text:p>-0.31</text:p>
          </table:table-cell>
          <table:table-cell table:style-name="ce94" table:formula="of:=IF(OR(ISBLANK([.M34]); ISBLANK([.M35])); &quot;&quot;; ([.M34] - [.M35]))" office:value-type="float" office:value="-0.743889941590496" calcext:value-type="float">
            <text:p>-0.74</text:p>
          </table:table-cell>
          <table:table-cell table:style-name="ce107" table:formula="of:=IF(OR(ISBLANK([.N34]); ISBLANK([.N35])); &quot;&quot;; ([.N34] - [.N35]))" office:value-type="float" office:value="0.08283335908768" calcext:value-type="float">
            <text:p>0.08</text:p>
          </table:table-cell>
          <table:table-cell table:style-name="ce94" table:formula="of:=IF(OR(ISBLANK([.O34]); ISBLANK([.O35])); &quot;&quot;; ([.O34] - [.O35]))" office:value-type="float" office:value="0.2613658791402" calcext:value-type="float">
            <text:p>0.26</text:p>
          </table:table-cell>
          <table:table-cell table:style-name="ce107" table:formula="of:=IF(OR(ISBLANK([.P34]); ISBLANK([.P35])); &quot;&quot;; ([.P34] - [.P35]))" office:value-type="float" office:value="-0.4686319715458" calcext:value-type="float">
            <text:p>-0.47</text:p>
          </table:table-cell>
          <table:table-cell table:style-name="ce94" table:formula="of:=IF(OR(ISBLANK([.Q34]); ISBLANK([.Q35])); &quot;&quot;; ([.Q34] - [.Q35]))" office:value-type="float" office:value="-0.0980191752513946" calcext:value-type="float">
            <text:p>-0.10</text:p>
          </table:table-cell>
          <table:table-cell table:style-name="ce107" table:formula="of:=IF(OR(ISBLANK([.R34]); ISBLANK([.R35])); &quot;&quot;; ([.R34] - [.R35]))" office:value-type="float" office:value="-0.75924520598522" calcext:value-type="float">
            <text:p>-0.76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100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-0.45_{\delta \hspace{1px} 0.36}$ " calcext:value-type="string">
            <text:p><text:s/>$-0.45_{\delta \hspace{1px} 0.36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-0.88_{\delta \hspace{1px} 0.95}$ " calcext:value-type="string">
            <text:p><text:s/>$-0.88_{\delta \hspace{1px} 0.95}$ </text:p>
          </table:table-cell>
          <table:table-cell table:style-name="ce100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0.00_{\delta \hspace{1px} -0.64}$ " calcext:value-type="string">
            <text:p><text:s/>$0.00_{\delta \hspace{1px} -0.64}$ </text:p>
          </table:table-cell>
          <table:table-cell table:style-name="ce67" table:formula="of:=IF(AND([.H36]&lt;&gt;&quot;&quot;; [.I36]&lt;&gt;&quot;&quot;); &quot; $&quot; &amp; TEXT([.H36]; &quot;0.00&quot;) &amp; &quot;_{\delta \hspace{1px} &quot; &amp; TEXT([.I36]; &quot;0.00&quot;) &amp; &quot;}$ &quot;; &quot;&quot;)" office:value-type="string" office:string-value=" $-0.62_{\delta \hspace{1px} 0.89}$ " calcext:value-type="string">
            <text:p><text:s/>$-0.62_{\delta \hspace{1px} 0.89}$ </text:p>
          </table:table-cell>
          <table:table-cell table:style-name="ce110"/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-0.26_{\delta \hspace{1px} -0.31}$ " calcext:value-type="string">
            <text:p><text:s/>$-0.26_{\delta \hspace{1px} -0.31}$ </text:p>
          </table:table-cell>
          <table:table-cell table:style-name="ce100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74_{\delta \hspace{1px} 0.08}$ " calcext:value-type="string">
            <text:p><text:s/>$-0.74_{\delta \hspace{1px} 0.08}$ </text:p>
          </table:table-cell>
          <table:table-cell table:style-name="ce67" table:formula="of:=IF(AND([.O36]&lt;&gt;&quot;&quot;; [.P36]&lt;&gt;&quot;&quot;); &quot; $&quot; &amp; TEXT([.O36]; &quot;0.00&quot;) &amp; &quot;_{\delta \hspace{1px} &quot; &amp; TEXT([.P36]; &quot;0.00&quot;) &amp; &quot;}$ &quot;; &quot;&quot;)" office:value-type="string" office:string-value=" $0.26_{\delta \hspace{1px} -0.47}$ " calcext:value-type="string">
            <text:p><text:s/>$0.26_{\delta \hspace{1px} -0.47}$ </text:p>
          </table:table-cell>
          <table:table-cell table:style-name="ce100" table:formula="of:=IF(AND([.Q36]&lt;&gt;&quot;&quot;; [.R36]&lt;&gt;&quot;&quot;); &quot; $&quot; &amp; TEXT([.Q36]; &quot;0.00&quot;) &amp; &quot;_{\delta \hspace{1px} &quot; &amp; TEXT([.R36]; &quot;0.00&quot;) &amp; &quot;}$ &quot;; &quot;&quot;)" office:value-type="string" office:string-value=" $-0.10_{\delta \hspace{1px} -0.76}$ " calcext:value-type="string">
            <text:p><text:s/>$-0.10_{\delta \hspace{1px} -0.76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0:52:20.68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00:57:41.981000000</dc:date>
    <meta:editing-cycles>94</meta:editing-cycles>
    <meta:editing-duration>PT7H34M35S</meta:editing-duration>
    <meta:document-statistic meta:table-count="1" meta:cell-count="740" meta:object-count="0"/>
  </office:meta>
</office:document-meta>
</file>